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198.91pt"/>
    </style:style>
    <style:style style:name="co3" style:family="table-column">
      <style:table-column-properties fo:break-before="auto" style:column-width="146.69pt"/>
    </style:style>
    <style:style style:name="co4" style:family="table-column">
      <style:table-column-properties fo:break-before="auto" style:column-width="245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.74pt"/>
    </style:style>
    <style:style style:name="co7" style:family="table-column">
      <style:table-column-properties fo:break-before="auto" style:column-width="52.75pt"/>
    </style:style>
    <style:style style:name="ro1" style:family="table-row">
      <style:table-row-properties style:row-height="75.8pt" fo:break-before="auto" style:use-optimal-row-height="false"/>
    </style:style>
    <style:style style:name="ro2" style:family="table-row">
      <style:table-row-properties style:row-height="72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36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ubmed search 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1008" table:default-cell-style-name="Default"/>
        <table:table-row table:style-name="ro1">
          <table:table-cell table:style-name="ce5" office:value-type="string" calcext:value-type="string">
            <text:p>PMID</text:p>
          </table:table-cell>
          <table:table-cell table:style-name="ce1" office:value-type="string" calcext:value-type="string">
            <text:p>having evaluated the title, and given that you know that a search keyword was found in the abstract, does it sound like the abstract should be evaluated? (1: likely not interesting, 2: potentially interesting, 3: certainly relevant)</text:p>
          </table:table-cell>
          <table:table-cell table:style-name="ce1" office:value-type="string" calcext:value-type="string">
            <text:p>having evaluated the abstract, would it be worthwhile to check the full text? 1: probably not, 2: maybe, 3: yes</text:p>
          </table:table-cell>
          <table:table-cell table:style-name="ce3" office:value-type="string" calcext:value-type="string">
            <text:p>comments after evaluation of abstract</text:p>
          </table:table-cell>
          <table:table-cell table:style-name="ce5" table:number-columns-repeated="1008"/>
        </table:table-row>
        <table:table-row table:style-name="ro2">
          <table:table-cell office:value-type="float" office:value="32322725" calcext:value-type="float">
            <text:p>323227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1981743" calcext:value-type="float">
            <text:p>3198174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1185017" calcext:value-type="float">
            <text:p>311850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0974019" calcext:value-type="float">
            <text:p>30974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riments in organic solvents</text:p>
          </table:table-cell>
          <table:table-cell table:number-columns-repeated="1008"/>
        </table:table-row>
        <table:table-row table:style-name="ro2">
          <table:table-cell office:value-type="float" office:value="30735374" calcext:value-type="float">
            <text:p>307353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0346142" calcext:value-type="float">
            <text:p>30346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787240" calcext:value-type="float">
            <text:p>29787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9637955" calcext:value-type="float">
            <text:p>296379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out the effect of co-solvents</text:p>
          </table:table-cell>
          <table:table-cell table:number-columns-repeated="1008"/>
        </table:table-row>
        <table:table-row table:style-name="ro2">
          <table:table-cell office:value-type="float" office:value="28758334" calcext:value-type="float">
            <text:p>287583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8739781" calcext:value-type="float">
            <text:p>287397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8500386" calcext:value-type="float">
            <text:p>2850038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8405665" calcext:value-type="float">
            <text:p>284056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8369071" calcext:value-type="float">
            <text:p>283690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8295202" calcext:value-type="float">
            <text:p>28295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645466" calcext:value-type="float">
            <text:p>266454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6555188" calcext:value-type="float">
            <text:p>26555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q for racemization is unity</text:p>
          </table:table-cell>
          <table:table-cell table:number-columns-repeated="1008"/>
        </table:table-row>
        <table:table-row table:style-name="ro2">
          <table:table-cell office:value-type="float" office:value="26329849" calcext:value-type="float">
            <text:p>263298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q determined from rate constants</text:p>
          </table:table-cell>
          <table:table-cell table:number-columns-repeated="1008"/>
        </table:table-row>
        <table:table-row table:style-name="ro2">
          <table:table-cell office:value-type="float" office:value="25561060" calcext:value-type="float">
            <text:p>255610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4987966" calcext:value-type="float">
            <text:p>2498796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4969400" calcext:value-type="float">
            <text:p>24969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960074" calcext:value-type="float">
            <text:p>249600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849819" calcext:value-type="float">
            <text:p>248498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338017" calcext:value-type="float">
            <text:p>24338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099941" calcext:value-type="float">
            <text:p>240999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958639" calcext:value-type="float">
            <text:p>239586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050654" calcext:value-type="float">
            <text:p>230506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812629" calcext:value-type="float">
            <text:p>228126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552276" calcext:value-type="float">
            <text:p>225522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2418259" calcext:value-type="float">
            <text:p>224182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2383182" calcext:value-type="float">
            <text:p>223831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bstract does not sound like it, but there is data in the paper and in the SI</text:p>
          </table:table-cell>
          <table:table-cell table:number-columns-repeated="1008"/>
        </table:table-row>
        <table:table-row table:style-name="ro2">
          <table:table-cell office:value-type="float" office:value="21790996" calcext:value-type="float">
            <text:p>21790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766453" calcext:value-type="float">
            <text:p>217664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368150" calcext:value-type="float">
            <text:p>213681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138249" calcext:value-type="float">
            <text:p>211382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1062060" calcext:value-type="float">
            <text:p>210620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866109" calcext:value-type="float">
            <text:p>208661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0816989" calcext:value-type="float">
            <text:p>208169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24468" calcext:value-type="float">
            <text:p>206244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429582" calcext:value-type="float">
            <text:p>204295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883114" calcext:value-type="float">
            <text:p>19883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819904" calcext:value-type="float">
            <text:p>198199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754426" calcext:value-type="float">
            <text:p>197544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746465" calcext:value-type="float">
            <text:p>197464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071099" calcext:value-type="float">
            <text:p>190710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9022233" calcext:value-type="float">
            <text:p>190222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8416559" calcext:value-type="float">
            <text:p>184165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395530" calcext:value-type="float">
            <text:p>183955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235971" calcext:value-type="float">
            <text:p>182359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q determined from rate constants</text:p>
          </table:table-cell>
          <table:table-cell table:number-columns-repeated="1008"/>
        </table:table-row>
        <table:table-row table:style-name="ro2">
          <table:table-cell office:value-type="float" office:value="17889423" calcext:value-type="float">
            <text:p>178894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690466" calcext:value-type="float">
            <text:p>1769046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676876" calcext:value-type="float">
            <text:p>176768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ys “calculated eq constant”</text:p>
          </table:table-cell>
          <table:table-cell table:number-columns-repeated="1008"/>
        </table:table-row>
        <table:table-row table:style-name="ro2">
          <table:table-cell office:value-type="float" office:value="17328559" calcext:value-type="float">
            <text:p>173285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254853" calcext:value-type="float">
            <text:p>172548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202139" calcext:value-type="float">
            <text:p>172021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6997546" calcext:value-type="float">
            <text:p>169975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940717" calcext:value-type="float">
            <text:p>339407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861237" calcext:value-type="float">
            <text:p>338612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676678" calcext:value-type="float">
            <text:p>336766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582140" calcext:value-type="float">
            <text:p>33582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503839" calcext:value-type="float">
            <text:p>335038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 on Mg2+</text:p>
          </table:table-cell>
          <table:table-cell table:number-columns-repeated="1008"/>
        </table:table-row>
        <table:table-row table:style-name="ro2">
          <table:table-cell office:value-type="float" office:value="33432159" calcext:value-type="float">
            <text:p>334321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399120" calcext:value-type="float">
            <text:p>33399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221375" calcext:value-type="float">
            <text:p>33221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135883" calcext:value-type="float">
            <text:p>331358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2981225" calcext:value-type="float">
            <text:p>329812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2407124" calcext:value-type="float">
            <text:p>324071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2101243" calcext:value-type="float">
            <text:p>321012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923382" calcext:value-type="float">
            <text:p>319233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922165" calcext:value-type="float">
            <text:p>319221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886673" calcext:value-type="float">
            <text:p>318866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653696" calcext:value-type="float">
            <text:p>316536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1617350" calcext:value-type="float">
            <text:p>316173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607126" calcext:value-type="float">
            <text:p>31607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473456" calcext:value-type="float">
            <text:p>314734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136154" calcext:value-type="float">
            <text:p>311361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950601" calcext:value-type="float">
            <text:p>309506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838206" calcext:value-type="float">
            <text:p>308382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836854" calcext:value-type="float">
            <text:p>308368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831164" calcext:value-type="float">
            <text:p>308311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737350" calcext:value-type="float">
            <text:p>30737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0653526" calcext:value-type="float">
            <text:p>306535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461222" calcext:value-type="float">
            <text:p>304612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396392" calcext:value-type="float">
            <text:p>303963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180543" calcext:value-type="float">
            <text:p>301805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851233" calcext:value-type="float">
            <text:p>298512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768031" calcext:value-type="float">
            <text:p>297680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542746" calcext:value-type="float">
            <text:p>295427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176910" calcext:value-type="float">
            <text:p>291769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relevant enzyme-catalyzed reaction, but probably about an inorganic reaction</text:p>
          </table:table-cell>
          <table:table-cell table:number-columns-repeated="1008"/>
        </table:table-row>
        <table:table-row table:style-name="ro2">
          <table:table-cell office:value-type="float" office:value="29046353" calcext:value-type="float">
            <text:p>290463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747435" calcext:value-type="float">
            <text:p>28747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701465" calcext:value-type="float">
            <text:p>287014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602731" calcext:value-type="float">
            <text:p>286027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587929" calcext:value-type="float">
            <text:p>285879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67684" calcext:value-type="float">
            <text:p>284676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54652" calcext:value-type="float">
            <text:p>284546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45763" calcext:value-type="float">
            <text:p>284457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27865" calcext:value-type="float">
            <text:p>284278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01968" calcext:value-type="float">
            <text:p>284019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348157" calcext:value-type="float">
            <text:p>283481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223517" calcext:value-type="float">
            <text:p>28223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8125613" calcext:value-type="float">
            <text:p>281256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095447" calcext:value-type="float">
            <text:p>280954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094527" calcext:value-type="float">
            <text:p>280945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064083" calcext:value-type="float">
            <text:p>280640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063494" calcext:value-type="float">
            <text:p>280634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942960" calcext:value-type="float">
            <text:p>279429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933780" calcext:value-type="float">
            <text:p>279337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793292" calcext:value-type="float">
            <text:p>277932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792302" calcext:value-type="float">
            <text:p>277923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485813" calcext:value-type="float">
            <text:p>274858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434160" calcext:value-type="float">
            <text:p>274341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229515" calcext:value-type="float">
            <text:p>272295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159581" calcext:value-type="float">
            <text:p>271595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041481" calcext:value-type="float">
            <text:p>270414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016912" calcext:value-type="float">
            <text:p>270169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744125" calcext:value-type="float">
            <text:p>26744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483483" calcext:value-type="float">
            <text:p>264834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435390" calcext:value-type="float">
            <text:p>264353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174880" calcext:value-type="float">
            <text:p>261748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143256" calcext:value-type="float">
            <text:p>26143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722002" calcext:value-type="float">
            <text:p>2572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680381" calcext:value-type="float">
            <text:p>256803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5668425" calcext:value-type="float">
            <text:p>256684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665568" calcext:value-type="float">
            <text:p>256655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603946" calcext:value-type="float">
            <text:p>256039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531753" calcext:value-type="float">
            <text:p>255317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426863" calcext:value-type="float">
            <text:p>254268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365737" calcext:value-type="float">
            <text:p>25365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298797" calcext:value-type="float">
            <text:p>252987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915128" calcext:value-type="float">
            <text:p>24915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733478" calcext:value-type="float">
            <text:p>24733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684684" calcext:value-type="float">
            <text:p>246846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utationally determined</text:p>
          </table:table-cell>
          <table:table-cell table:number-columns-repeated="1008"/>
        </table:table-row>
        <table:table-row table:style-name="ro2">
          <table:table-cell office:value-type="float" office:value="24415551" calcext:value-type="float">
            <text:p>244155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251119" calcext:value-type="float">
            <text:p>242511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211417" calcext:value-type="float">
            <text:p>24211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156654" calcext:value-type="float">
            <text:p>24156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050369" calcext:value-type="float">
            <text:p>240503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037275" calcext:value-type="float">
            <text:p>240372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906761" calcext:value-type="float">
            <text:p>239067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896299" calcext:value-type="float">
            <text:p>238962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831517" calcext:value-type="float">
            <text:p>23831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3624101" calcext:value-type="float">
            <text:p>23624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565679" calcext:value-type="float">
            <text:p>235656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482561" calcext:value-type="float">
            <text:p>234825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472887" calcext:value-type="float">
            <text:p>234728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434549" calcext:value-type="float">
            <text:p>234345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335564" calcext:value-type="float">
            <text:p>233355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3134486" calcext:value-type="float">
            <text:p>231344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052974" calcext:value-type="float">
            <text:p>230529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031846" calcext:value-type="float">
            <text:p>230318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3030313" calcext:value-type="float">
            <text:p>230303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963267" calcext:value-type="float">
            <text:p>229632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915062" calcext:value-type="float">
            <text:p>229150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912433" calcext:value-type="float">
            <text:p>22912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culated from enzyme kinetics</text:p>
          </table:table-cell>
          <table:table-cell table:number-columns-repeated="1008"/>
        </table:table-row>
        <table:table-row table:style-name="ro2">
          <table:table-cell office:value-type="float" office:value="22899008" calcext:value-type="float">
            <text:p>22899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796577" calcext:value-type="float">
            <text:p>227965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750542" calcext:value-type="float">
            <text:p>227505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2538293" calcext:value-type="float">
            <text:p>22538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doubtable whether relevant</text:p>
          </table:table-cell>
          <table:table-cell table:number-columns-repeated="1008"/>
        </table:table-row>
        <table:table-row table:style-name="ro2">
          <table:table-cell office:value-type="float" office:value="22463759" calcext:value-type="float">
            <text:p>224637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x reaction (DNA nicking), not easily describable</text:p>
          </table:table-cell>
          <table:table-cell table:number-columns-repeated="1008"/>
        </table:table-row>
        <table:table-row table:style-name="ro2">
          <table:table-cell office:value-type="float" office:value="22451400" calcext:value-type="float">
            <text:p>22451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2451276" calcext:value-type="float">
            <text:p>224512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340433" calcext:value-type="float">
            <text:p>223404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257086" calcext:value-type="float">
            <text:p>222570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230287" calcext:value-type="float">
            <text:p>222302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047920" calcext:value-type="float">
            <text:p>220479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037914" calcext:value-type="float">
            <text:p>220379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867984" calcext:value-type="float">
            <text:p>218679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866908" calcext:value-type="float">
            <text:p>218669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801056" calcext:value-type="float">
            <text:p>218010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715082" calcext:value-type="float">
            <text:p>217150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684547" calcext:value-type="float">
            <text:p>216845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550711" calcext:value-type="float">
            <text:p>215507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501921" calcext:value-type="float">
            <text:p>215019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420351" calcext:value-type="float">
            <text:p>214203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396746" calcext:value-type="float">
            <text:p>213967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385562" calcext:value-type="float">
            <text:p>213855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1322582" calcext:value-type="float">
            <text:p>213225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255995" calcext:value-type="float">
            <text:p>212559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212272" calcext:value-type="float">
            <text:p>212122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1205903" calcext:value-type="float">
            <text:p>212059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110943" calcext:value-type="float">
            <text:p>211109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937837" calcext:value-type="float">
            <text:p>209378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733040" calcext:value-type="float">
            <text:p>207330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96575" calcext:value-type="float">
            <text:p>206965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74981" calcext:value-type="float">
            <text:p>206749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05432" calcext:value-type="float">
            <text:p>206054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594825" calcext:value-type="float">
            <text:p>205948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ably about an irrelevant reaction</text:p>
          </table:table-cell>
          <table:table-cell table:number-columns-repeated="1008"/>
        </table:table-row>
        <table:table-row table:style-name="ro2">
          <table:table-cell office:value-type="float" office:value="20409479" calcext:value-type="float">
            <text:p>204094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367611" calcext:value-type="float">
            <text:p>203676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201585" calcext:value-type="float">
            <text:p>202015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DNA opening), not easily describable</text:p>
          </table:table-cell>
          <table:table-cell table:number-columns-repeated="1008"/>
        </table:table-row>
        <table:table-row table:style-name="ro2">
          <table:table-cell office:value-type="float" office:value="20187656" calcext:value-type="float">
            <text:p>201876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DNA ligation), not easily describable</text:p>
          </table:table-cell>
          <table:table-cell table:number-columns-repeated="1008"/>
        </table:table-row>
        <table:table-row table:style-name="ro2">
          <table:table-cell office:value-type="float" office:value="20130995" calcext:value-type="float">
            <text:p>20130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19898692" calcext:value-type="float">
            <text:p>198986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812088" calcext:value-type="float">
            <text:p>198120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747005" calcext:value-type="float">
            <text:p>19747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648229" calcext:value-type="float">
            <text:p>196482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558174" calcext:value-type="float">
            <text:p>195581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232524" calcext:value-type="float">
            <text:p>192325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amino acid isomerization within a protein), not easily describable</text:p>
          </table:table-cell>
          <table:table-cell table:number-columns-repeated="1008"/>
        </table:table-row>
        <table:table-row table:style-name="ro2">
          <table:table-cell office:value-type="float" office:value="19191546" calcext:value-type="float">
            <text:p>191915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186984" calcext:value-type="float">
            <text:p>191869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177560" calcext:value-type="float">
            <text:p>191775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156321" calcext:value-type="float">
            <text:p>191563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979460" calcext:value-type="float">
            <text:p>189794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942854" calcext:value-type="float">
            <text:p>189428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830825" calcext:value-type="float">
            <text:p>188308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811187" calcext:value-type="float">
            <text:p>188111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698480" calcext:value-type="float">
            <text:p>186984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18576650" calcext:value-type="float">
            <text:p>185766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; probably complex reaction</text:p>
          </table:table-cell>
          <table:table-cell table:number-columns-repeated="1008"/>
        </table:table-row>
        <table:table-row table:style-name="ro2">
          <table:table-cell office:value-type="float" office:value="18564867" calcext:value-type="float">
            <text:p>185648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354785" calcext:value-type="float">
            <text:p>183547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traditional determination of Keq, uses metabolomics</text:p>
          </table:table-cell>
          <table:table-cell table:number-columns-repeated="1008"/>
        </table:table-row>
        <table:table-row table:style-name="ro2">
          <table:table-cell office:value-type="float" office:value="18350161" calcext:value-type="float">
            <text:p>18350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18313071" calcext:value-type="float">
            <text:p>183130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207161" calcext:value-type="float">
            <text:p>182071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191943" calcext:value-type="float">
            <text:p>181919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165319" calcext:value-type="float">
            <text:p>181653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83873" calcext:value-type="float">
            <text:p>180838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61533" calcext:value-type="float">
            <text:p>180615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61334" calcext:value-type="float">
            <text:p>180613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48312" calcext:value-type="float">
            <text:p>18048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25586" calcext:value-type="float">
            <text:p>180255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939757" calcext:value-type="float">
            <text:p>179397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848571" calcext:value-type="float">
            <text:p>17848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17825916" calcext:value-type="float">
            <text:p>178259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elevant reaction (inorganic Mn(V) / Mn(III) redox reaction)</text:p>
          </table:table-cell>
          <table:table-cell table:number-columns-repeated="1008"/>
        </table:table-row>
        <table:table-row table:style-name="ro2">
          <table:table-cell office:value-type="float" office:value="17543316" calcext:value-type="float">
            <text:p>17543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502625" calcext:value-type="float">
            <text:p>17502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490804" calcext:value-type="float">
            <text:p>174908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486664" calcext:value-type="float">
            <text:p>174866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449872" calcext:value-type="float">
            <text:p>174498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388551" calcext:value-type="float">
            <text:p>173885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elevant reaction (tautomerism of organic compound)</text:p>
          </table:table-cell>
          <table:table-cell table:number-columns-repeated="1008"/>
        </table:table-row>
        <table:table-row table:style-name="ro2">
          <table:table-cell office:value-type="float" office:value="17360343" calcext:value-type="float">
            <text:p>17360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DNA opening/closing), not easily describable</text:p>
          </table:table-cell>
          <table:table-cell table:number-columns-repeated="1008"/>
        </table:table-row>
        <table:table-row table:style-name="ro2">
          <table:table-cell office:value-type="float" office:value="17311283" calcext:value-type="float">
            <text:p>173112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302736" calcext:value-type="float">
            <text:p>173027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213877" calcext:value-type="float">
            <text:p>172138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092210" calcext:value-type="float">
            <text:p>17092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011697" calcext:value-type="float">
            <text:p>170116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711090" calcext:value-type="float">
            <text:p>33711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958502" calcext:value-type="float">
            <text:p>3195850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1508957" calcext:value-type="float">
            <text:p>315089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8992703" calcext:value-type="float">
            <text:p>289927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905090" calcext:value-type="float">
            <text:p>289050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7653185" calcext:value-type="float">
            <text:p>2765318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7276551" calcext:value-type="float">
            <text:p>272765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190480" calcext:value-type="float">
            <text:p>251904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3056605" calcext:value-type="float">
            <text:p>230566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523538" calcext:value-type="float">
            <text:p>215235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20694172" calcext:value-type="float">
            <text:p>206941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839610" calcext:value-type="float">
            <text:p>19839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497918" calcext:value-type="float">
            <text:p>174979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6844226" calcext:value-type="float">
            <text:p>168442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bably about an irrelevant reaction</text:p>
          </table:table-cell>
          <table:table-cell table:number-columns-repeated="1008"/>
        </table:table-row>
        <table:table-row table:style-name="ro2">
          <table:table-cell office:value-type="float" office:value="15137737" calcext:value-type="float">
            <text:p>15137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1745145" calcext:value-type="float">
            <text:p>117451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ction in organic solvent</text:p>
          </table:table-cell>
          <table:table-cell table:number-columns-repeated="1008"/>
        </table:table-row>
        <table:table-row table:style-name="ro2">
          <table:table-cell office:value-type="float" office:value="11035249" calcext:value-type="float">
            <text:p>11035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0812026" calcext:value-type="float">
            <text:p>108120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9635771" calcext:value-type="float">
            <text:p>96357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8664279" calcext:value-type="float">
            <text:p>86642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1" office:value-type="float" office:value="31657902" calcext:value-type="float">
            <text:p>316579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0907590" calcext:value-type="float">
            <text:p>30907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relevant reaction </text:p>
          </table:table-cell>
          <table:table-cell table:number-columns-repeated="1008"/>
        </table:table-row>
        <table:table-row table:style-name="ro2">
          <table:table-cell office:value-type="float" office:value="30654300" calcext:value-type="float">
            <text:p>30654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lex and irrelevant reaction (protein alkylation)</text:p>
          </table:table-cell>
          <table:table-cell table:number-columns-repeated="1008"/>
        </table:table-row>
        <table:table-row table:style-name="ro2">
          <table:table-cell office:value-type="float" office:value="29632090" calcext:value-type="float">
            <text:p>29632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074675" calcext:value-type="float">
            <text:p>270746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122210" calcext:value-type="float">
            <text:p>26122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963146" calcext:value-type="float">
            <text:p>25963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DNA synthesis), not easily describable</text:p>
          </table:table-cell>
          <table:table-cell table:number-columns-repeated="1008"/>
        </table:table-row>
        <table:table-row table:style-name="ro2">
          <table:table-cell office:value-type="float" office:value="25942001" calcext:value-type="float">
            <text:p>2594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elevant reaction </text:p>
          </table:table-cell>
          <table:table-cell table:number-columns-repeated="1008"/>
        </table:table-row>
        <table:table-row table:style-name="ro2">
          <table:table-cell office:value-type="float" office:value="24854766" calcext:value-type="float">
            <text:p>248547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289611" calcext:value-type="float">
            <text:p>232896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354323" calcext:value-type="float">
            <text:p>213543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1128656" calcext:value-type="float">
            <text:p>21128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lex and irrelevant reaction (Ca binding to protein)</text:p>
          </table:table-cell>
          <table:table-cell table:number-columns-repeated="1008"/>
        </table:table-row>
        <table:table-row table:style-name="ro2">
          <table:table-cell office:value-type="float" office:value="20615712" calcext:value-type="float">
            <text:p>206157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564571" calcext:value-type="float">
            <text:p>205645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361728" calcext:value-type="float">
            <text:p>203617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x and irrelevant reaction (protein phosphorylation)</text:p>
          </table:table-cell>
          <table:table-cell table:number-columns-repeated="1008"/>
        </table:table-row>
        <table:table-row table:style-name="ro2">
          <table:table-cell office:value-type="float" office:value="19928876" calcext:value-type="float">
            <text:p>199288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226119" calcext:value-type="float">
            <text:p>19226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relevant reaction </text:p>
          </table:table-cell>
          <table:table-cell table:number-columns-repeated="1008"/>
        </table:table-row>
        <table:table-row table:style-name="ro2">
          <table:table-cell office:value-type="float" office:value="19166306" calcext:value-type="float">
            <text:p>191663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003566" calcext:value-type="float">
            <text:p>190035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672356" calcext:value-type="float">
            <text:p>186723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385129" calcext:value-type="float">
            <text:p>183851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353654" calcext:value-type="float">
            <text:p>18353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47826" calcext:value-type="float">
            <text:p>180478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696873" calcext:value-type="float">
            <text:p>176968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550271" calcext:value-type="float">
            <text:p>175502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508726" calcext:value-type="float">
            <text:p>175087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360385" calcext:value-type="float">
            <text:p>173603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223711" calcext:value-type="float">
            <text:p>172237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190832" calcext:value-type="float">
            <text:p>171908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number-rows-repeated="1048289">
          <table:table-cell table:number-columns-repeated="1012"/>
        </table:table-row>
        <table:table-row table:style-name="ro3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check whether already presen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5" table:number-columns-repeated="1021" table:default-cell-style-name="Default"/>
        <table:table-row table:style-name="ro4">
          <table:table-cell table:style-name="ce1" office:value-type="string" calcext:value-type="string">
            <text:p>PMIDs to check</text:p>
          </table:table-cell>
          <table:table-cell table:style-name="ce1" office:value-type="string" calcext:value-type="string">
            <text:p>already present? (&gt;1: yes, #N/A: no)</text:p>
          </table:table-cell>
          <table:table-cell table:style-name="ce1" office:value-type="string" calcext:value-type="string">
            <text:p>cleaned output</text:p>
          </table:table-cell>
          <table:table-cell table:style-name="ce3"/>
          <table:table-cell/>
          <table:table-cell table:style-name="ce3" table:number-columns-repeated="1019"/>
        </table:table-row>
        <table:table-row table:style-name="ro5">
          <table:table-cell/>
          <table:table-cell table:formula="of:=MATCH([.A2];[$'pubmed search results'.A$2:$'pubmed search results'.A$999998];0)" office:value-type="string" office:string-value="" calcext:value-type="error">
            <text:p>#N/A</text:p>
          </table:table-cell>
          <table:table-cell table:formula="of:=IF(ISNA([.B2]);[.A2];&quot;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eq</text:p>
          </table:table-cell>
          <table:table-cell table:number-columns-repeated="1018"/>
        </table:table-row>
        <table:table-row table:style-name="ro6">
          <table:table-cell/>
          <table:table-cell table:formula="of:=MATCH([.A3];[$'pubmed search results'.A$2:$'pubmed search results'.A$999998];0)" office:value-type="string" office:string-value="" calcext:value-type="error">
            <text:p>#N/A</text:p>
          </table:table-cell>
          <table:table-cell table:formula="of:=IF(ISNA([.B3]);[.A3];&quot;&quot;)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31657902" calcext:value-type="float">
            <text:p>31657902</text:p>
          </table:table-cell>
          <table:table-cell table:number-columns-repeated="1018"/>
        </table:table-row>
        <table:table-row table:style-name="ro5">
          <table:table-cell/>
          <table:table-cell table:formula="of:=MATCH([.A4];[$'pubmed search results'.A$2:$'pubmed search results'.A$999998];0)" office:value-type="string" office:string-value="" calcext:value-type="error">
            <text:p>#N/A</text:p>
          </table:table-cell>
          <table:table-cell table:formula="of:=IF(ISNA([.B4]);[.A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907590" calcext:value-type="float">
            <text:p>30907590</text:p>
          </table:table-cell>
          <table:table-cell table:number-columns-repeated="1018"/>
        </table:table-row>
        <table:table-row table:style-name="ro5">
          <table:table-cell/>
          <table:table-cell table:formula="of:=MATCH([.A5];[$'pubmed search results'.A$2:$'pubmed search results'.A$999998];0)" office:value-type="string" office:string-value="" calcext:value-type="error">
            <text:p>#N/A</text:p>
          </table:table-cell>
          <table:table-cell table:formula="of:=IF(ISNA([.B5]);[.A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654300" calcext:value-type="float">
            <text:p>30654300</text:p>
          </table:table-cell>
          <table:table-cell table:number-columns-repeated="1018"/>
        </table:table-row>
        <table:table-row table:style-name="ro5">
          <table:table-cell/>
          <table:table-cell table:formula="of:=MATCH([.A6];[$'pubmed search results'.A$2:$'pubmed search results'.A$999998];0)" office:value-type="string" office:string-value="" calcext:value-type="error">
            <text:p>#N/A</text:p>
          </table:table-cell>
          <table:table-cell table:formula="of:=IF(ISNA([.B6]);[.A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9632090" calcext:value-type="float">
            <text:p>29632090</text:p>
          </table:table-cell>
          <table:table-cell table:number-columns-repeated="1018"/>
        </table:table-row>
        <table:table-row table:style-name="ro5">
          <table:table-cell/>
          <table:table-cell table:formula="of:=MATCH([.A7];[$'pubmed search results'.A$2:$'pubmed search results'.A$999998];0)" office:value-type="string" office:string-value="" calcext:value-type="error">
            <text:p>#N/A</text:p>
          </table:table-cell>
          <table:table-cell table:formula="of:=IF(ISNA([.B7]);[.A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7074675" calcext:value-type="float">
            <text:p>27074675</text:p>
          </table:table-cell>
          <table:table-cell table:number-columns-repeated="1018"/>
        </table:table-row>
        <table:table-row table:style-name="ro5">
          <table:table-cell/>
          <table:table-cell table:formula="of:=MATCH([.A8];[$'pubmed search results'.A$2:$'pubmed search results'.A$999998];0)" office:value-type="string" office:string-value="" calcext:value-type="error">
            <text:p>#N/A</text:p>
          </table:table-cell>
          <table:table-cell table:formula="of:=IF(ISNA([.B8]);[.A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6122210" calcext:value-type="float">
            <text:p>26122210</text:p>
          </table:table-cell>
          <table:table-cell table:number-columns-repeated="1018"/>
        </table:table-row>
        <table:table-row table:style-name="ro5">
          <table:table-cell/>
          <table:table-cell table:formula="of:=MATCH([.A9];[$'pubmed search results'.A$2:$'pubmed search results'.A$999998];0)" office:value-type="string" office:string-value="" calcext:value-type="error">
            <text:p>#N/A</text:p>
          </table:table-cell>
          <table:table-cell table:formula="of:=IF(ISNA([.B9]);[.A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63146" calcext:value-type="float">
            <text:p>25963146</text:p>
          </table:table-cell>
          <table:table-cell table:number-columns-repeated="1018"/>
        </table:table-row>
        <table:table-row table:style-name="ro5">
          <table:table-cell/>
          <table:table-cell table:formula="of:=MATCH([.A10];[$'pubmed search results'.A$2:$'pubmed search results'.A$999998];0)" office:value-type="string" office:string-value="" calcext:value-type="error">
            <text:p>#N/A</text:p>
          </table:table-cell>
          <table:table-cell table:formula="of:=IF(ISNA([.B10]);[.A1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42001" calcext:value-type="float">
            <text:p>25942001</text:p>
          </table:table-cell>
          <table:table-cell table:number-columns-repeated="1018"/>
        </table:table-row>
        <table:table-row table:style-name="ro5">
          <table:table-cell/>
          <table:table-cell table:formula="of:=MATCH([.A11];[$'pubmed search results'.A$2:$'pubmed search results'.A$999998];0)" office:value-type="string" office:string-value="" calcext:value-type="error">
            <text:p>#N/A</text:p>
          </table:table-cell>
          <table:table-cell table:formula="of:=IF(ISNA([.B11]);[.A1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4854766" calcext:value-type="float">
            <text:p>24854766</text:p>
          </table:table-cell>
          <table:table-cell table:number-columns-repeated="1018"/>
        </table:table-row>
        <table:table-row table:style-name="ro5">
          <table:table-cell/>
          <table:table-cell table:formula="of:=MATCH([.A12];[$'pubmed search results'.A$2:$'pubmed search results'.A$999998];0)" office:value-type="string" office:string-value="" calcext:value-type="error">
            <text:p>#N/A</text:p>
          </table:table-cell>
          <table:table-cell table:formula="of:=IF(ISNA([.B12]);[.A1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3289611" calcext:value-type="float">
            <text:p>23289611</text:p>
          </table:table-cell>
          <table:table-cell table:number-columns-repeated="1018"/>
        </table:table-row>
        <table:table-row table:style-name="ro5">
          <table:table-cell/>
          <table:table-cell table:formula="of:=MATCH([.A13];[$'pubmed search results'.A$2:$'pubmed search results'.A$999998];0)" office:value-type="string" office:string-value="" calcext:value-type="error">
            <text:p>#N/A</text:p>
          </table:table-cell>
          <table:table-cell table:formula="of:=IF(ISNA([.B13]);[.A1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354323" calcext:value-type="float">
            <text:p>21354323</text:p>
          </table:table-cell>
          <table:table-cell table:number-columns-repeated="1018"/>
        </table:table-row>
        <table:table-row table:style-name="ro5">
          <table:table-cell/>
          <table:table-cell table:formula="of:=MATCH([.A14];[$'pubmed search results'.A$2:$'pubmed search results'.A$999998];0)" office:value-type="string" office:string-value="" calcext:value-type="error">
            <text:p>#N/A</text:p>
          </table:table-cell>
          <table:table-cell table:formula="of:=IF(ISNA([.B14]);[.A1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128656" calcext:value-type="float">
            <text:p>21128656</text:p>
          </table:table-cell>
          <table:table-cell table:number-columns-repeated="1018"/>
        </table:table-row>
        <table:table-row table:style-name="ro5">
          <table:table-cell/>
          <table:table-cell table:formula="of:=MATCH([.A15];[$'pubmed search results'.A$2:$'pubmed search results'.A$999998];0)" office:value-type="string" office:string-value="" calcext:value-type="error">
            <text:p>#N/A</text:p>
          </table:table-cell>
          <table:table-cell table:formula="of:=IF(ISNA([.B15]);[.A1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615712" calcext:value-type="float">
            <text:p>20615712</text:p>
          </table:table-cell>
          <table:table-cell table:number-columns-repeated="1018"/>
        </table:table-row>
        <table:table-row table:style-name="ro5">
          <table:table-cell/>
          <table:table-cell table:formula="of:=MATCH([.A16];[$'pubmed search results'.A$2:$'pubmed search results'.A$999998];0)" office:value-type="string" office:string-value="" calcext:value-type="error">
            <text:p>#N/A</text:p>
          </table:table-cell>
          <table:table-cell table:formula="of:=IF(ISNA([.B16]);[.A1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564571" calcext:value-type="float">
            <text:p>20564571</text:p>
          </table:table-cell>
          <table:table-cell table:number-columns-repeated="1018"/>
        </table:table-row>
        <table:table-row table:style-name="ro5">
          <table:table-cell/>
          <table:table-cell table:formula="of:=MATCH([.A17];[$'pubmed search results'.A$2:$'pubmed search results'.A$999998];0)" office:value-type="string" office:string-value="" calcext:value-type="error">
            <text:p>#N/A</text:p>
          </table:table-cell>
          <table:table-cell table:formula="of:=IF(ISNA([.B17]);[.A1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361728" calcext:value-type="float">
            <text:p>20361728</text:p>
          </table:table-cell>
          <table:table-cell table:number-columns-repeated="1018"/>
        </table:table-row>
        <table:table-row table:style-name="ro5">
          <table:table-cell/>
          <table:table-cell table:formula="of:=MATCH([.A18];[$'pubmed search results'.A$2:$'pubmed search results'.A$999998];0)" office:value-type="string" office:string-value="" calcext:value-type="error">
            <text:p>#N/A</text:p>
          </table:table-cell>
          <table:table-cell table:formula="of:=IF(ISNA([.B18]);[.A1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928876" calcext:value-type="float">
            <text:p>19928876</text:p>
          </table:table-cell>
          <table:table-cell table:number-columns-repeated="1018"/>
        </table:table-row>
        <table:table-row table:style-name="ro5">
          <table:table-cell/>
          <table:table-cell table:formula="of:=MATCH([.A19];[$'pubmed search results'.A$2:$'pubmed search results'.A$999998];0)" office:value-type="string" office:string-value="" calcext:value-type="error">
            <text:p>#N/A</text:p>
          </table:table-cell>
          <table:table-cell table:formula="of:=IF(ISNA([.B19]);[.A1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226119" calcext:value-type="float">
            <text:p>19226119</text:p>
          </table:table-cell>
          <table:table-cell table:number-columns-repeated="1018"/>
        </table:table-row>
        <table:table-row table:style-name="ro5">
          <table:table-cell/>
          <table:table-cell table:formula="of:=MATCH([.A20];[$'pubmed search results'.A$2:$'pubmed search results'.A$999998];0)" office:value-type="string" office:string-value="" calcext:value-type="error">
            <text:p>#N/A</text:p>
          </table:table-cell>
          <table:table-cell table:formula="of:=IF(ISNA([.B20]);[.A2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166306" calcext:value-type="float">
            <text:p>19166306</text:p>
          </table:table-cell>
          <table:table-cell table:number-columns-repeated="1018"/>
        </table:table-row>
        <table:table-row table:style-name="ro5">
          <table:table-cell/>
          <table:table-cell table:formula="of:=MATCH([.A21];[$'pubmed search results'.A$2:$'pubmed search results'.A$999998];0)" office:value-type="string" office:string-value="" calcext:value-type="error">
            <text:p>#N/A</text:p>
          </table:table-cell>
          <table:table-cell table:formula="of:=IF(ISNA([.B21]);[.A2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003566" calcext:value-type="float">
            <text:p>19003566</text:p>
          </table:table-cell>
          <table:table-cell table:number-columns-repeated="1018"/>
        </table:table-row>
        <table:table-row table:style-name="ro5">
          <table:table-cell/>
          <table:table-cell table:formula="of:=MATCH([.A22];[$'pubmed search results'.A$2:$'pubmed search results'.A$999998];0)" office:value-type="string" office:string-value="" calcext:value-type="error">
            <text:p>#N/A</text:p>
          </table:table-cell>
          <table:table-cell table:formula="of:=IF(ISNA([.B22]);[.A2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672356" calcext:value-type="float">
            <text:p>18672356</text:p>
          </table:table-cell>
          <table:table-cell table:number-columns-repeated="1018"/>
        </table:table-row>
        <table:table-row table:style-name="ro5">
          <table:table-cell/>
          <table:table-cell table:formula="of:=MATCH([.A23];[$'pubmed search results'.A$2:$'pubmed search results'.A$999998];0)" office:value-type="string" office:string-value="" calcext:value-type="error">
            <text:p>#N/A</text:p>
          </table:table-cell>
          <table:table-cell table:formula="of:=IF(ISNA([.B23]);[.A2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85129" calcext:value-type="float">
            <text:p>18385129</text:p>
          </table:table-cell>
          <table:table-cell table:number-columns-repeated="1018"/>
        </table:table-row>
        <table:table-row table:style-name="ro5">
          <table:table-cell/>
          <table:table-cell table:formula="of:=MATCH([.A24];[$'pubmed search results'.A$2:$'pubmed search results'.A$999998];0)" office:value-type="string" office:string-value="" calcext:value-type="error">
            <text:p>#N/A</text:p>
          </table:table-cell>
          <table:table-cell table:formula="of:=IF(ISNA([.B24]);[.A2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53654" calcext:value-type="float">
            <text:p>18353654</text:p>
          </table:table-cell>
          <table:table-cell table:number-columns-repeated="1018"/>
        </table:table-row>
        <table:table-row table:style-name="ro5">
          <table:table-cell/>
          <table:table-cell table:formula="of:=MATCH([.A25];[$'pubmed search results'.A$2:$'pubmed search results'.A$999998];0)" office:value-type="string" office:string-value="" calcext:value-type="error">
            <text:p>#N/A</text:p>
          </table:table-cell>
          <table:table-cell table:formula="of:=IF(ISNA([.B25]);[.A2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047826" calcext:value-type="float">
            <text:p>18047826</text:p>
          </table:table-cell>
          <table:table-cell table:number-columns-repeated="1018"/>
        </table:table-row>
        <table:table-row table:style-name="ro5">
          <table:table-cell/>
          <table:table-cell table:formula="of:=MATCH([.A26];[$'pubmed search results'.A$2:$'pubmed search results'.A$999998];0)" office:value-type="string" office:string-value="" calcext:value-type="error">
            <text:p>#N/A</text:p>
          </table:table-cell>
          <table:table-cell table:formula="of:=IF(ISNA([.B26]);[.A2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696873" calcext:value-type="float">
            <text:p>17696873</text:p>
          </table:table-cell>
          <table:table-cell table:number-columns-repeated="1018"/>
        </table:table-row>
        <table:table-row table:style-name="ro5">
          <table:table-cell/>
          <table:table-cell table:formula="of:=MATCH([.A27];[$'pubmed search results'.A$2:$'pubmed search results'.A$999998];0)" office:value-type="string" office:string-value="" calcext:value-type="error">
            <text:p>#N/A</text:p>
          </table:table-cell>
          <table:table-cell table:formula="of:=IF(ISNA([.B27]);[.A2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50271" calcext:value-type="float">
            <text:p>17550271</text:p>
          </table:table-cell>
          <table:table-cell table:number-columns-repeated="1018"/>
        </table:table-row>
        <table:table-row table:style-name="ro5">
          <table:table-cell/>
          <table:table-cell table:formula="of:=MATCH([.A28];[$'pubmed search results'.A$2:$'pubmed search results'.A$999998];0)" office:value-type="string" office:string-value="" calcext:value-type="error">
            <text:p>#N/A</text:p>
          </table:table-cell>
          <table:table-cell table:formula="of:=IF(ISNA([.B28]);[.A2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08726" calcext:value-type="float">
            <text:p>17508726</text:p>
          </table:table-cell>
          <table:table-cell table:number-columns-repeated="1018"/>
        </table:table-row>
        <table:table-row table:style-name="ro5">
          <table:table-cell/>
          <table:table-cell table:formula="of:=MATCH([.A29];[$'pubmed search results'.A$2:$'pubmed search results'.A$999998];0)" office:value-type="string" office:string-value="" calcext:value-type="error">
            <text:p>#N/A</text:p>
          </table:table-cell>
          <table:table-cell table:formula="of:=IF(ISNA([.B29]);[.A2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360385" calcext:value-type="float">
            <text:p>17360385</text:p>
          </table:table-cell>
          <table:table-cell table:number-columns-repeated="1018"/>
        </table:table-row>
        <table:table-row table:style-name="ro5">
          <table:table-cell/>
          <table:table-cell table:formula="of:=MATCH([.A30];[$'pubmed search results'.A$2:$'pubmed search results'.A$999998];0)" office:value-type="string" office:string-value="" calcext:value-type="error">
            <text:p>#N/A</text:p>
          </table:table-cell>
          <table:table-cell table:formula="of:=IF(ISNA([.B30]);[.A3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223711" calcext:value-type="float">
            <text:p>17223711</text:p>
          </table:table-cell>
          <table:table-cell table:number-columns-repeated="1018"/>
        </table:table-row>
        <table:table-row table:style-name="ro5">
          <table:table-cell/>
          <table:table-cell table:formula="of:=MATCH([.A31];[$'pubmed search results'.A$2:$'pubmed search results'.A$999998];0)" office:value-type="string" office:string-value="" calcext:value-type="error">
            <text:p>#N/A</text:p>
          </table:table-cell>
          <table:table-cell table:formula="of:=IF(ISNA([.B31]);[.A3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190832" calcext:value-type="float">
            <text:p>17190832</text:p>
          </table:table-cell>
          <table:table-cell table:number-columns-repeated="1018"/>
        </table:table-row>
        <table:table-row table:style-name="ro5">
          <table:table-cell/>
          <table:table-cell table:formula="of:=MATCH([.A32];[$'pubmed search results'.A$2:$'pubmed search results'.A$999998];0)" office:value-type="string" office:string-value="" calcext:value-type="error">
            <text:p>#N/A</text:p>
          </table:table-cell>
          <table:table-cell table:formula="of:=IF(ISNA([.B32]);[.A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];[$'pubmed search results'.A$2:$'pubmed search results'.A$999998];0)" office:value-type="string" office:string-value="" calcext:value-type="error">
            <text:p>#N/A</text:p>
          </table:table-cell>
          <table:table-cell table:formula="of:=IF(ISNA([.B33]);[.A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];[$'pubmed search results'.A$2:$'pubmed search results'.A$999998];0)" office:value-type="string" office:string-value="" calcext:value-type="error">
            <text:p>#N/A</text:p>
          </table:table-cell>
          <table:table-cell table:formula="of:=IF(ISNA([.B34]);[.A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];[$'pubmed search results'.A$2:$'pubmed search results'.A$999998];0)" office:value-type="string" office:string-value="" calcext:value-type="error">
            <text:p>#N/A</text:p>
          </table:table-cell>
          <table:table-cell table:formula="of:=IF(ISNA([.B35]);[.A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];[$'pubmed search results'.A$2:$'pubmed search results'.A$999998];0)" office:value-type="string" office:string-value="" calcext:value-type="error">
            <text:p>#N/A</text:p>
          </table:table-cell>
          <table:table-cell table:formula="of:=IF(ISNA([.B36]);[.A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];[$'pubmed search results'.A$2:$'pubmed search results'.A$999998];0)" office:value-type="string" office:string-value="" calcext:value-type="error">
            <text:p>#N/A</text:p>
          </table:table-cell>
          <table:table-cell table:formula="of:=IF(ISNA([.B37]);[.A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];[$'pubmed search results'.A$2:$'pubmed search results'.A$999998];0)" office:value-type="string" office:string-value="" calcext:value-type="error">
            <text:p>#N/A</text:p>
          </table:table-cell>
          <table:table-cell table:formula="of:=IF(ISNA([.B38]);[.A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];[$'pubmed search results'.A$2:$'pubmed search results'.A$999998];0)" office:value-type="string" office:string-value="" calcext:value-type="error">
            <text:p>#N/A</text:p>
          </table:table-cell>
          <table:table-cell table:formula="of:=IF(ISNA([.B39]);[.A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];[$'pubmed search results'.A$2:$'pubmed search results'.A$999998];0)" office:value-type="string" office:string-value="" calcext:value-type="error">
            <text:p>#N/A</text:p>
          </table:table-cell>
          <table:table-cell table:formula="of:=IF(ISNA([.B40]);[.A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];[$'pubmed search results'.A$2:$'pubmed search results'.A$999998];0)" office:value-type="string" office:string-value="" calcext:value-type="error">
            <text:p>#N/A</text:p>
          </table:table-cell>
          <table:table-cell table:formula="of:=IF(ISNA([.B41]);[.A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];[$'pubmed search results'.A$2:$'pubmed search results'.A$999998];0)" office:value-type="string" office:string-value="" calcext:value-type="error">
            <text:p>#N/A</text:p>
          </table:table-cell>
          <table:table-cell table:formula="of:=IF(ISNA([.B42]);[.A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];[$'pubmed search results'.A$2:$'pubmed search results'.A$999998];0)" office:value-type="string" office:string-value="" calcext:value-type="error">
            <text:p>#N/A</text:p>
          </table:table-cell>
          <table:table-cell table:formula="of:=IF(ISNA([.B43]);[.A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];[$'pubmed search results'.A$2:$'pubmed search results'.A$999998];0)" office:value-type="string" office:string-value="" calcext:value-type="error">
            <text:p>#N/A</text:p>
          </table:table-cell>
          <table:table-cell table:formula="of:=IF(ISNA([.B44]);[.A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];[$'pubmed search results'.A$2:$'pubmed search results'.A$999998];0)" office:value-type="string" office:string-value="" calcext:value-type="error">
            <text:p>#N/A</text:p>
          </table:table-cell>
          <table:table-cell table:formula="of:=IF(ISNA([.B45]);[.A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];[$'pubmed search results'.A$2:$'pubmed search results'.A$999998];0)" office:value-type="string" office:string-value="" calcext:value-type="error">
            <text:p>#N/A</text:p>
          </table:table-cell>
          <table:table-cell table:formula="of:=IF(ISNA([.B46]);[.A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];[$'pubmed search results'.A$2:$'pubmed search results'.A$999998];0)" office:value-type="string" office:string-value="" calcext:value-type="error">
            <text:p>#N/A</text:p>
          </table:table-cell>
          <table:table-cell table:formula="of:=IF(ISNA([.B47]);[.A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];[$'pubmed search results'.A$2:$'pubmed search results'.A$999998];0)" office:value-type="string" office:string-value="" calcext:value-type="error">
            <text:p>#N/A</text:p>
          </table:table-cell>
          <table:table-cell table:formula="of:=IF(ISNA([.B48]);[.A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];[$'pubmed search results'.A$2:$'pubmed search results'.A$999998];0)" office:value-type="string" office:string-value="" calcext:value-type="error">
            <text:p>#N/A</text:p>
          </table:table-cell>
          <table:table-cell table:formula="of:=IF(ISNA([.B49]);[.A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];[$'pubmed search results'.A$2:$'pubmed search results'.A$999998];0)" office:value-type="string" office:string-value="" calcext:value-type="error">
            <text:p>#N/A</text:p>
          </table:table-cell>
          <table:table-cell table:formula="of:=IF(ISNA([.B50]);[.A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1];[$'pubmed search results'.A$2:$'pubmed search results'.A$999998];0)" office:value-type="string" office:string-value="" calcext:value-type="error">
            <text:p>#N/A</text:p>
          </table:table-cell>
          <table:table-cell table:formula="of:=IF(ISNA([.B51]);[.A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2];[$'pubmed search results'.A$2:$'pubmed search results'.A$999998];0)" office:value-type="string" office:string-value="" calcext:value-type="error">
            <text:p>#N/A</text:p>
          </table:table-cell>
          <table:table-cell table:formula="of:=IF(ISNA([.B52]);[.A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3];[$'pubmed search results'.A$2:$'pubmed search results'.A$999998];0)" office:value-type="string" office:string-value="" calcext:value-type="error">
            <text:p>#N/A</text:p>
          </table:table-cell>
          <table:table-cell table:formula="of:=IF(ISNA([.B53]);[.A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4];[$'pubmed search results'.A$2:$'pubmed search results'.A$999998];0)" office:value-type="string" office:string-value="" calcext:value-type="error">
            <text:p>#N/A</text:p>
          </table:table-cell>
          <table:table-cell table:formula="of:=IF(ISNA([.B54]);[.A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5];[$'pubmed search results'.A$2:$'pubmed search results'.A$999998];0)" office:value-type="string" office:string-value="" calcext:value-type="error">
            <text:p>#N/A</text:p>
          </table:table-cell>
          <table:table-cell table:formula="of:=IF(ISNA([.B55]);[.A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6];[$'pubmed search results'.A$2:$'pubmed search results'.A$999998];0)" office:value-type="string" office:string-value="" calcext:value-type="error">
            <text:p>#N/A</text:p>
          </table:table-cell>
          <table:table-cell table:formula="of:=IF(ISNA([.B56]);[.A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7];[$'pubmed search results'.A$2:$'pubmed search results'.A$999998];0)" office:value-type="string" office:string-value="" calcext:value-type="error">
            <text:p>#N/A</text:p>
          </table:table-cell>
          <table:table-cell table:formula="of:=IF(ISNA([.B57]);[.A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8];[$'pubmed search results'.A$2:$'pubmed search results'.A$999998];0)" office:value-type="string" office:string-value="" calcext:value-type="error">
            <text:p>#N/A</text:p>
          </table:table-cell>
          <table:table-cell table:formula="of:=IF(ISNA([.B58]);[.A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9];[$'pubmed search results'.A$2:$'pubmed search results'.A$999998];0)" office:value-type="string" office:string-value="" calcext:value-type="error">
            <text:p>#N/A</text:p>
          </table:table-cell>
          <table:table-cell table:formula="of:=IF(ISNA([.B59]);[.A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0];[$'pubmed search results'.A$2:$'pubmed search results'.A$999998];0)" office:value-type="string" office:string-value="" calcext:value-type="error">
            <text:p>#N/A</text:p>
          </table:table-cell>
          <table:table-cell table:formula="of:=IF(ISNA([.B60]);[.A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1];[$'pubmed search results'.A$2:$'pubmed search results'.A$999998];0)" office:value-type="string" office:string-value="" calcext:value-type="error">
            <text:p>#N/A</text:p>
          </table:table-cell>
          <table:table-cell table:formula="of:=IF(ISNA([.B61]);[.A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2];[$'pubmed search results'.A$2:$'pubmed search results'.A$999998];0)" office:value-type="string" office:string-value="" calcext:value-type="error">
            <text:p>#N/A</text:p>
          </table:table-cell>
          <table:table-cell table:formula="of:=IF(ISNA([.B62]);[.A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3];[$'pubmed search results'.A$2:$'pubmed search results'.A$999998];0)" office:value-type="string" office:string-value="" calcext:value-type="error">
            <text:p>#N/A</text:p>
          </table:table-cell>
          <table:table-cell table:formula="of:=IF(ISNA([.B63]);[.A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4];[$'pubmed search results'.A$2:$'pubmed search results'.A$999998];0)" office:value-type="string" office:string-value="" calcext:value-type="error">
            <text:p>#N/A</text:p>
          </table:table-cell>
          <table:table-cell table:formula="of:=IF(ISNA([.B64]);[.A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5];[$'pubmed search results'.A$2:$'pubmed search results'.A$999998];0)" office:value-type="string" office:string-value="" calcext:value-type="error">
            <text:p>#N/A</text:p>
          </table:table-cell>
          <table:table-cell table:formula="of:=IF(ISNA([.B65]);[.A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6];[$'pubmed search results'.A$2:$'pubmed search results'.A$999998];0)" office:value-type="string" office:string-value="" calcext:value-type="error">
            <text:p>#N/A</text:p>
          </table:table-cell>
          <table:table-cell table:formula="of:=IF(ISNA([.B66]);[.A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7];[$'pubmed search results'.A$2:$'pubmed search results'.A$999998];0)" office:value-type="string" office:string-value="" calcext:value-type="error">
            <text:p>#N/A</text:p>
          </table:table-cell>
          <table:table-cell table:formula="of:=IF(ISNA([.B67]);[.A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8];[$'pubmed search results'.A$2:$'pubmed search results'.A$999998];0)" office:value-type="string" office:string-value="" calcext:value-type="error">
            <text:p>#N/A</text:p>
          </table:table-cell>
          <table:table-cell table:formula="of:=IF(ISNA([.B68]);[.A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9];[$'pubmed search results'.A$2:$'pubmed search results'.A$999998];0)" office:value-type="string" office:string-value="" calcext:value-type="error">
            <text:p>#N/A</text:p>
          </table:table-cell>
          <table:table-cell table:formula="of:=IF(ISNA([.B69]);[.A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0];[$'pubmed search results'.A$2:$'pubmed search results'.A$999998];0)" office:value-type="string" office:string-value="" calcext:value-type="error">
            <text:p>#N/A</text:p>
          </table:table-cell>
          <table:table-cell table:formula="of:=IF(ISNA([.B70]);[.A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1];[$'pubmed search results'.A$2:$'pubmed search results'.A$999998];0)" office:value-type="string" office:string-value="" calcext:value-type="error">
            <text:p>#N/A</text:p>
          </table:table-cell>
          <table:table-cell table:formula="of:=IF(ISNA([.B71]);[.A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2];[$'pubmed search results'.A$2:$'pubmed search results'.A$999998];0)" office:value-type="string" office:string-value="" calcext:value-type="error">
            <text:p>#N/A</text:p>
          </table:table-cell>
          <table:table-cell table:formula="of:=IF(ISNA([.B72]);[.A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3];[$'pubmed search results'.A$2:$'pubmed search results'.A$999998];0)" office:value-type="string" office:string-value="" calcext:value-type="error">
            <text:p>#N/A</text:p>
          </table:table-cell>
          <table:table-cell table:formula="of:=IF(ISNA([.B73]);[.A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4];[$'pubmed search results'.A$2:$'pubmed search results'.A$999998];0)" office:value-type="string" office:string-value="" calcext:value-type="error">
            <text:p>#N/A</text:p>
          </table:table-cell>
          <table:table-cell table:formula="of:=IF(ISNA([.B74]);[.A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5];[$'pubmed search results'.A$2:$'pubmed search results'.A$999998];0)" office:value-type="string" office:string-value="" calcext:value-type="error">
            <text:p>#N/A</text:p>
          </table:table-cell>
          <table:table-cell table:formula="of:=IF(ISNA([.B75]);[.A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6];[$'pubmed search results'.A$2:$'pubmed search results'.A$999998];0)" office:value-type="string" office:string-value="" calcext:value-type="error">
            <text:p>#N/A</text:p>
          </table:table-cell>
          <table:table-cell table:formula="of:=IF(ISNA([.B76]);[.A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7];[$'pubmed search results'.A$2:$'pubmed search results'.A$999998];0)" office:value-type="string" office:string-value="" calcext:value-type="error">
            <text:p>#N/A</text:p>
          </table:table-cell>
          <table:table-cell table:formula="of:=IF(ISNA([.B77]);[.A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8];[$'pubmed search results'.A$2:$'pubmed search results'.A$999998];0)" office:value-type="string" office:string-value="" calcext:value-type="error">
            <text:p>#N/A</text:p>
          </table:table-cell>
          <table:table-cell table:formula="of:=IF(ISNA([.B78]);[.A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9];[$'pubmed search results'.A$2:$'pubmed search results'.A$999998];0)" office:value-type="string" office:string-value="" calcext:value-type="error">
            <text:p>#N/A</text:p>
          </table:table-cell>
          <table:table-cell table:formula="of:=IF(ISNA([.B79]);[.A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0];[$'pubmed search results'.A$2:$'pubmed search results'.A$999998];0)" office:value-type="string" office:string-value="" calcext:value-type="error">
            <text:p>#N/A</text:p>
          </table:table-cell>
          <table:table-cell table:formula="of:=IF(ISNA([.B80]);[.A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1];[$'pubmed search results'.A$2:$'pubmed search results'.A$999998];0)" office:value-type="string" office:string-value="" calcext:value-type="error">
            <text:p>#N/A</text:p>
          </table:table-cell>
          <table:table-cell table:formula="of:=IF(ISNA([.B81]);[.A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2];[$'pubmed search results'.A$2:$'pubmed search results'.A$999998];0)" office:value-type="string" office:string-value="" calcext:value-type="error">
            <text:p>#N/A</text:p>
          </table:table-cell>
          <table:table-cell table:formula="of:=IF(ISNA([.B82]);[.A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3];[$'pubmed search results'.A$2:$'pubmed search results'.A$999998];0)" office:value-type="string" office:string-value="" calcext:value-type="error">
            <text:p>#N/A</text:p>
          </table:table-cell>
          <table:table-cell table:formula="of:=IF(ISNA([.B83]);[.A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4];[$'pubmed search results'.A$2:$'pubmed search results'.A$999998];0)" office:value-type="string" office:string-value="" calcext:value-type="error">
            <text:p>#N/A</text:p>
          </table:table-cell>
          <table:table-cell table:formula="of:=IF(ISNA([.B84]);[.A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5];[$'pubmed search results'.A$2:$'pubmed search results'.A$999998];0)" office:value-type="string" office:string-value="" calcext:value-type="error">
            <text:p>#N/A</text:p>
          </table:table-cell>
          <table:table-cell table:formula="of:=IF(ISNA([.B85]);[.A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6];[$'pubmed search results'.A$2:$'pubmed search results'.A$999998];0)" office:value-type="string" office:string-value="" calcext:value-type="error">
            <text:p>#N/A</text:p>
          </table:table-cell>
          <table:table-cell table:formula="of:=IF(ISNA([.B86]);[.A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7];[$'pubmed search results'.A$2:$'pubmed search results'.A$999998];0)" office:value-type="string" office:string-value="" calcext:value-type="error">
            <text:p>#N/A</text:p>
          </table:table-cell>
          <table:table-cell table:formula="of:=IF(ISNA([.B87]);[.A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8];[$'pubmed search results'.A$2:$'pubmed search results'.A$999998];0)" office:value-type="string" office:string-value="" calcext:value-type="error">
            <text:p>#N/A</text:p>
          </table:table-cell>
          <table:table-cell table:formula="of:=IF(ISNA([.B88]);[.A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9];[$'pubmed search results'.A$2:$'pubmed search results'.A$999998];0)" office:value-type="string" office:string-value="" calcext:value-type="error">
            <text:p>#N/A</text:p>
          </table:table-cell>
          <table:table-cell table:formula="of:=IF(ISNA([.B89]);[.A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0];[$'pubmed search results'.A$2:$'pubmed search results'.A$999998];0)" office:value-type="string" office:string-value="" calcext:value-type="error">
            <text:p>#N/A</text:p>
          </table:table-cell>
          <table:table-cell table:formula="of:=IF(ISNA([.B90]);[.A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1];[$'pubmed search results'.A$2:$'pubmed search results'.A$999998];0)" office:value-type="string" office:string-value="" calcext:value-type="error">
            <text:p>#N/A</text:p>
          </table:table-cell>
          <table:table-cell table:formula="of:=IF(ISNA([.B91]);[.A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2];[$'pubmed search results'.A$2:$'pubmed search results'.A$999998];0)" office:value-type="string" office:string-value="" calcext:value-type="error">
            <text:p>#N/A</text:p>
          </table:table-cell>
          <table:table-cell table:formula="of:=IF(ISNA([.B92]);[.A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3];[$'pubmed search results'.A$2:$'pubmed search results'.A$999998];0)" office:value-type="string" office:string-value="" calcext:value-type="error">
            <text:p>#N/A</text:p>
          </table:table-cell>
          <table:table-cell table:formula="of:=IF(ISNA([.B93]);[.A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4];[$'pubmed search results'.A$2:$'pubmed search results'.A$999998];0)" office:value-type="string" office:string-value="" calcext:value-type="error">
            <text:p>#N/A</text:p>
          </table:table-cell>
          <table:table-cell table:formula="of:=IF(ISNA([.B94]);[.A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5];[$'pubmed search results'.A$2:$'pubmed search results'.A$999998];0)" office:value-type="string" office:string-value="" calcext:value-type="error">
            <text:p>#N/A</text:p>
          </table:table-cell>
          <table:table-cell table:formula="of:=IF(ISNA([.B95]);[.A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6];[$'pubmed search results'.A$2:$'pubmed search results'.A$999998];0)" office:value-type="string" office:string-value="" calcext:value-type="error">
            <text:p>#N/A</text:p>
          </table:table-cell>
          <table:table-cell table:formula="of:=IF(ISNA([.B96]);[.A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7];[$'pubmed search results'.A$2:$'pubmed search results'.A$999998];0)" office:value-type="string" office:string-value="" calcext:value-type="error">
            <text:p>#N/A</text:p>
          </table:table-cell>
          <table:table-cell table:formula="of:=IF(ISNA([.B97]);[.A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8];[$'pubmed search results'.A$2:$'pubmed search results'.A$999998];0)" office:value-type="string" office:string-value="" calcext:value-type="error">
            <text:p>#N/A</text:p>
          </table:table-cell>
          <table:table-cell table:formula="of:=IF(ISNA([.B98]);[.A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9];[$'pubmed search results'.A$2:$'pubmed search results'.A$999998];0)" office:value-type="string" office:string-value="" calcext:value-type="error">
            <text:p>#N/A</text:p>
          </table:table-cell>
          <table:table-cell table:formula="of:=IF(ISNA([.B99]);[.A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0];[$'pubmed search results'.A$2:$'pubmed search results'.A$999998];0)" office:value-type="string" office:string-value="" calcext:value-type="error">
            <text:p>#N/A</text:p>
          </table:table-cell>
          <table:table-cell table:formula="of:=IF(ISNA([.B100]);[.A1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1];[$'pubmed search results'.A$2:$'pubmed search results'.A$999998];0)" office:value-type="string" office:string-value="" calcext:value-type="error">
            <text:p>#N/A</text:p>
          </table:table-cell>
          <table:table-cell table:formula="of:=IF(ISNA([.B101]);[.A1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2];[$'pubmed search results'.A$2:$'pubmed search results'.A$999998];0)" office:value-type="string" office:string-value="" calcext:value-type="error">
            <text:p>#N/A</text:p>
          </table:table-cell>
          <table:table-cell table:formula="of:=IF(ISNA([.B102]);[.A1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3];[$'pubmed search results'.A$2:$'pubmed search results'.A$999998];0)" office:value-type="string" office:string-value="" calcext:value-type="error">
            <text:p>#N/A</text:p>
          </table:table-cell>
          <table:table-cell table:formula="of:=IF(ISNA([.B103]);[.A1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4];[$'pubmed search results'.A$2:$'pubmed search results'.A$999998];0)" office:value-type="string" office:string-value="" calcext:value-type="error">
            <text:p>#N/A</text:p>
          </table:table-cell>
          <table:table-cell table:formula="of:=IF(ISNA([.B104]);[.A1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5];[$'pubmed search results'.A$2:$'pubmed search results'.A$999998];0)" office:value-type="string" office:string-value="" calcext:value-type="error">
            <text:p>#N/A</text:p>
          </table:table-cell>
          <table:table-cell table:formula="of:=IF(ISNA([.B105]);[.A1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6];[$'pubmed search results'.A$2:$'pubmed search results'.A$999998];0)" office:value-type="string" office:string-value="" calcext:value-type="error">
            <text:p>#N/A</text:p>
          </table:table-cell>
          <table:table-cell table:formula="of:=IF(ISNA([.B106]);[.A1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7];[$'pubmed search results'.A$2:$'pubmed search results'.A$999998];0)" office:value-type="string" office:string-value="" calcext:value-type="error">
            <text:p>#N/A</text:p>
          </table:table-cell>
          <table:table-cell table:formula="of:=IF(ISNA([.B107]);[.A1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8];[$'pubmed search results'.A$2:$'pubmed search results'.A$999998];0)" office:value-type="string" office:string-value="" calcext:value-type="error">
            <text:p>#N/A</text:p>
          </table:table-cell>
          <table:table-cell table:formula="of:=IF(ISNA([.B108]);[.A1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9];[$'pubmed search results'.A$2:$'pubmed search results'.A$999998];0)" office:value-type="string" office:string-value="" calcext:value-type="error">
            <text:p>#N/A</text:p>
          </table:table-cell>
          <table:table-cell table:formula="of:=IF(ISNA([.B109]);[.A1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0];[$'pubmed search results'.A$2:$'pubmed search results'.A$999998];0)" office:value-type="string" office:string-value="" calcext:value-type="error">
            <text:p>#N/A</text:p>
          </table:table-cell>
          <table:table-cell table:formula="of:=IF(ISNA([.B110]);[.A1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1];[$'pubmed search results'.A$2:$'pubmed search results'.A$999998];0)" office:value-type="string" office:string-value="" calcext:value-type="error">
            <text:p>#N/A</text:p>
          </table:table-cell>
          <table:table-cell table:formula="of:=IF(ISNA([.B111]);[.A1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2];[$'pubmed search results'.A$2:$'pubmed search results'.A$999998];0)" office:value-type="string" office:string-value="" calcext:value-type="error">
            <text:p>#N/A</text:p>
          </table:table-cell>
          <table:table-cell table:formula="of:=IF(ISNA([.B112]);[.A1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3];[$'pubmed search results'.A$2:$'pubmed search results'.A$999998];0)" office:value-type="string" office:string-value="" calcext:value-type="error">
            <text:p>#N/A</text:p>
          </table:table-cell>
          <table:table-cell table:formula="of:=IF(ISNA([.B113]);[.A1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4];[$'pubmed search results'.A$2:$'pubmed search results'.A$999998];0)" office:value-type="string" office:string-value="" calcext:value-type="error">
            <text:p>#N/A</text:p>
          </table:table-cell>
          <table:table-cell table:formula="of:=IF(ISNA([.B114]);[.A1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5];[$'pubmed search results'.A$2:$'pubmed search results'.A$999998];0)" office:value-type="string" office:string-value="" calcext:value-type="error">
            <text:p>#N/A</text:p>
          </table:table-cell>
          <table:table-cell table:formula="of:=IF(ISNA([.B115]);[.A1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6];[$'pubmed search results'.A$2:$'pubmed search results'.A$999998];0)" office:value-type="string" office:string-value="" calcext:value-type="error">
            <text:p>#N/A</text:p>
          </table:table-cell>
          <table:table-cell table:formula="of:=IF(ISNA([.B116]);[.A1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7];[$'pubmed search results'.A$2:$'pubmed search results'.A$999998];0)" office:value-type="string" office:string-value="" calcext:value-type="error">
            <text:p>#N/A</text:p>
          </table:table-cell>
          <table:table-cell table:formula="of:=IF(ISNA([.B117]);[.A1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8];[$'pubmed search results'.A$2:$'pubmed search results'.A$999998];0)" office:value-type="string" office:string-value="" calcext:value-type="error">
            <text:p>#N/A</text:p>
          </table:table-cell>
          <table:table-cell table:formula="of:=IF(ISNA([.B118]);[.A1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9];[$'pubmed search results'.A$2:$'pubmed search results'.A$999998];0)" office:value-type="string" office:string-value="" calcext:value-type="error">
            <text:p>#N/A</text:p>
          </table:table-cell>
          <table:table-cell table:formula="of:=IF(ISNA([.B119]);[.A1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0];[$'pubmed search results'.A$2:$'pubmed search results'.A$999998];0)" office:value-type="string" office:string-value="" calcext:value-type="error">
            <text:p>#N/A</text:p>
          </table:table-cell>
          <table:table-cell table:formula="of:=IF(ISNA([.B120]);[.A1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1];[$'pubmed search results'.A$2:$'pubmed search results'.A$999998];0)" office:value-type="string" office:string-value="" calcext:value-type="error">
            <text:p>#N/A</text:p>
          </table:table-cell>
          <table:table-cell table:formula="of:=IF(ISNA([.B121]);[.A1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2];[$'pubmed search results'.A$2:$'pubmed search results'.A$999998];0)" office:value-type="string" office:string-value="" calcext:value-type="error">
            <text:p>#N/A</text:p>
          </table:table-cell>
          <table:table-cell table:formula="of:=IF(ISNA([.B122]);[.A1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3];[$'pubmed search results'.A$2:$'pubmed search results'.A$999998];0)" office:value-type="string" office:string-value="" calcext:value-type="error">
            <text:p>#N/A</text:p>
          </table:table-cell>
          <table:table-cell table:formula="of:=IF(ISNA([.B123]);[.A1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4];[$'pubmed search results'.A$2:$'pubmed search results'.A$999998];0)" office:value-type="string" office:string-value="" calcext:value-type="error">
            <text:p>#N/A</text:p>
          </table:table-cell>
          <table:table-cell table:formula="of:=IF(ISNA([.B124]);[.A1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5];[$'pubmed search results'.A$2:$'pubmed search results'.A$999998];0)" office:value-type="string" office:string-value="" calcext:value-type="error">
            <text:p>#N/A</text:p>
          </table:table-cell>
          <table:table-cell table:formula="of:=IF(ISNA([.B125]);[.A1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6];[$'pubmed search results'.A$2:$'pubmed search results'.A$999998];0)" office:value-type="string" office:string-value="" calcext:value-type="error">
            <text:p>#N/A</text:p>
          </table:table-cell>
          <table:table-cell table:formula="of:=IF(ISNA([.B126]);[.A1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7];[$'pubmed search results'.A$2:$'pubmed search results'.A$999998];0)" office:value-type="string" office:string-value="" calcext:value-type="error">
            <text:p>#N/A</text:p>
          </table:table-cell>
          <table:table-cell table:formula="of:=IF(ISNA([.B127]);[.A1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8];[$'pubmed search results'.A$2:$'pubmed search results'.A$999998];0)" office:value-type="string" office:string-value="" calcext:value-type="error">
            <text:p>#N/A</text:p>
          </table:table-cell>
          <table:table-cell table:formula="of:=IF(ISNA([.B128]);[.A1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9];[$'pubmed search results'.A$2:$'pubmed search results'.A$999998];0)" office:value-type="string" office:string-value="" calcext:value-type="error">
            <text:p>#N/A</text:p>
          </table:table-cell>
          <table:table-cell table:formula="of:=IF(ISNA([.B129]);[.A1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0];[$'pubmed search results'.A$2:$'pubmed search results'.A$999998];0)" office:value-type="string" office:string-value="" calcext:value-type="error">
            <text:p>#N/A</text:p>
          </table:table-cell>
          <table:table-cell table:formula="of:=IF(ISNA([.B130]);[.A1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1];[$'pubmed search results'.A$2:$'pubmed search results'.A$999998];0)" office:value-type="string" office:string-value="" calcext:value-type="error">
            <text:p>#N/A</text:p>
          </table:table-cell>
          <table:table-cell table:formula="of:=IF(ISNA([.B131]);[.A1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2];[$'pubmed search results'.A$2:$'pubmed search results'.A$999998];0)" office:value-type="string" office:string-value="" calcext:value-type="error">
            <text:p>#N/A</text:p>
          </table:table-cell>
          <table:table-cell table:formula="of:=IF(ISNA([.B132]);[.A1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3];[$'pubmed search results'.A$2:$'pubmed search results'.A$999998];0)" office:value-type="string" office:string-value="" calcext:value-type="error">
            <text:p>#N/A</text:p>
          </table:table-cell>
          <table:table-cell table:formula="of:=IF(ISNA([.B133]);[.A1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4];[$'pubmed search results'.A$2:$'pubmed search results'.A$999998];0)" office:value-type="string" office:string-value="" calcext:value-type="error">
            <text:p>#N/A</text:p>
          </table:table-cell>
          <table:table-cell table:formula="of:=IF(ISNA([.B134]);[.A1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5];[$'pubmed search results'.A$2:$'pubmed search results'.A$999998];0)" office:value-type="string" office:string-value="" calcext:value-type="error">
            <text:p>#N/A</text:p>
          </table:table-cell>
          <table:table-cell table:formula="of:=IF(ISNA([.B135]);[.A1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6];[$'pubmed search results'.A$2:$'pubmed search results'.A$999998];0)" office:value-type="string" office:string-value="" calcext:value-type="error">
            <text:p>#N/A</text:p>
          </table:table-cell>
          <table:table-cell table:formula="of:=IF(ISNA([.B136]);[.A1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7];[$'pubmed search results'.A$2:$'pubmed search results'.A$999998];0)" office:value-type="string" office:string-value="" calcext:value-type="error">
            <text:p>#N/A</text:p>
          </table:table-cell>
          <table:table-cell table:formula="of:=IF(ISNA([.B137]);[.A1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8];[$'pubmed search results'.A$2:$'pubmed search results'.A$999998];0)" office:value-type="string" office:string-value="" calcext:value-type="error">
            <text:p>#N/A</text:p>
          </table:table-cell>
          <table:table-cell table:formula="of:=IF(ISNA([.B138]);[.A1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9];[$'pubmed search results'.A$2:$'pubmed search results'.A$999998];0)" office:value-type="string" office:string-value="" calcext:value-type="error">
            <text:p>#N/A</text:p>
          </table:table-cell>
          <table:table-cell table:formula="of:=IF(ISNA([.B139]);[.A1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0];[$'pubmed search results'.A$2:$'pubmed search results'.A$999998];0)" office:value-type="string" office:string-value="" calcext:value-type="error">
            <text:p>#N/A</text:p>
          </table:table-cell>
          <table:table-cell table:formula="of:=IF(ISNA([.B140]);[.A1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1];[$'pubmed search results'.A$2:$'pubmed search results'.A$999998];0)" office:value-type="string" office:string-value="" calcext:value-type="error">
            <text:p>#N/A</text:p>
          </table:table-cell>
          <table:table-cell table:formula="of:=IF(ISNA([.B141]);[.A1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2];[$'pubmed search results'.A$2:$'pubmed search results'.A$999998];0)" office:value-type="string" office:string-value="" calcext:value-type="error">
            <text:p>#N/A</text:p>
          </table:table-cell>
          <table:table-cell table:formula="of:=IF(ISNA([.B142]);[.A1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3];[$'pubmed search results'.A$2:$'pubmed search results'.A$999998];0)" office:value-type="string" office:string-value="" calcext:value-type="error">
            <text:p>#N/A</text:p>
          </table:table-cell>
          <table:table-cell table:formula="of:=IF(ISNA([.B143]);[.A1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4];[$'pubmed search results'.A$2:$'pubmed search results'.A$999998];0)" office:value-type="string" office:string-value="" calcext:value-type="error">
            <text:p>#N/A</text:p>
          </table:table-cell>
          <table:table-cell table:formula="of:=IF(ISNA([.B144]);[.A1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5];[$'pubmed search results'.A$2:$'pubmed search results'.A$999998];0)" office:value-type="string" office:string-value="" calcext:value-type="error">
            <text:p>#N/A</text:p>
          </table:table-cell>
          <table:table-cell table:formula="of:=IF(ISNA([.B145]);[.A1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6];[$'pubmed search results'.A$2:$'pubmed search results'.A$999998];0)" office:value-type="string" office:string-value="" calcext:value-type="error">
            <text:p>#N/A</text:p>
          </table:table-cell>
          <table:table-cell table:formula="of:=IF(ISNA([.B146]);[.A1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7];[$'pubmed search results'.A$2:$'pubmed search results'.A$999998];0)" office:value-type="string" office:string-value="" calcext:value-type="error">
            <text:p>#N/A</text:p>
          </table:table-cell>
          <table:table-cell table:formula="of:=IF(ISNA([.B147]);[.A1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8];[$'pubmed search results'.A$2:$'pubmed search results'.A$999998];0)" office:value-type="string" office:string-value="" calcext:value-type="error">
            <text:p>#N/A</text:p>
          </table:table-cell>
          <table:table-cell table:formula="of:=IF(ISNA([.B148]);[.A1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9];[$'pubmed search results'.A$2:$'pubmed search results'.A$999998];0)" office:value-type="string" office:string-value="" calcext:value-type="error">
            <text:p>#N/A</text:p>
          </table:table-cell>
          <table:table-cell table:formula="of:=IF(ISNA([.B149]);[.A1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0];[$'pubmed search results'.A$2:$'pubmed search results'.A$999998];0)" office:value-type="string" office:string-value="" calcext:value-type="error">
            <text:p>#N/A</text:p>
          </table:table-cell>
          <table:table-cell table:formula="of:=IF(ISNA([.B150]);[.A1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1];[$'pubmed search results'.A$2:$'pubmed search results'.A$999998];0)" office:value-type="string" office:string-value="" calcext:value-type="error">
            <text:p>#N/A</text:p>
          </table:table-cell>
          <table:table-cell table:formula="of:=IF(ISNA([.B151]);[.A1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2];[$'pubmed search results'.A$2:$'pubmed search results'.A$999998];0)" office:value-type="string" office:string-value="" calcext:value-type="error">
            <text:p>#N/A</text:p>
          </table:table-cell>
          <table:table-cell table:formula="of:=IF(ISNA([.B152]);[.A1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3];[$'pubmed search results'.A$2:$'pubmed search results'.A$999998];0)" office:value-type="string" office:string-value="" calcext:value-type="error">
            <text:p>#N/A</text:p>
          </table:table-cell>
          <table:table-cell table:formula="of:=IF(ISNA([.B153]);[.A1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4];[$'pubmed search results'.A$2:$'pubmed search results'.A$999998];0)" office:value-type="string" office:string-value="" calcext:value-type="error">
            <text:p>#N/A</text:p>
          </table:table-cell>
          <table:table-cell table:formula="of:=IF(ISNA([.B154]);[.A1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5];[$'pubmed search results'.A$2:$'pubmed search results'.A$999998];0)" office:value-type="string" office:string-value="" calcext:value-type="error">
            <text:p>#N/A</text:p>
          </table:table-cell>
          <table:table-cell table:formula="of:=IF(ISNA([.B155]);[.A1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6];[$'pubmed search results'.A$2:$'pubmed search results'.A$999998];0)" office:value-type="string" office:string-value="" calcext:value-type="error">
            <text:p>#N/A</text:p>
          </table:table-cell>
          <table:table-cell table:formula="of:=IF(ISNA([.B156]);[.A1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7];[$'pubmed search results'.A$2:$'pubmed search results'.A$999998];0)" office:value-type="string" office:string-value="" calcext:value-type="error">
            <text:p>#N/A</text:p>
          </table:table-cell>
          <table:table-cell table:formula="of:=IF(ISNA([.B157]);[.A1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8];[$'pubmed search results'.A$2:$'pubmed search results'.A$999998];0)" office:value-type="string" office:string-value="" calcext:value-type="error">
            <text:p>#N/A</text:p>
          </table:table-cell>
          <table:table-cell table:formula="of:=IF(ISNA([.B158]);[.A1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9];[$'pubmed search results'.A$2:$'pubmed search results'.A$999998];0)" office:value-type="string" office:string-value="" calcext:value-type="error">
            <text:p>#N/A</text:p>
          </table:table-cell>
          <table:table-cell table:formula="of:=IF(ISNA([.B159]);[.A1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0];[$'pubmed search results'.A$2:$'pubmed search results'.A$999998];0)" office:value-type="string" office:string-value="" calcext:value-type="error">
            <text:p>#N/A</text:p>
          </table:table-cell>
          <table:table-cell table:formula="of:=IF(ISNA([.B160]);[.A1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1];[$'pubmed search results'.A$2:$'pubmed search results'.A$999998];0)" office:value-type="string" office:string-value="" calcext:value-type="error">
            <text:p>#N/A</text:p>
          </table:table-cell>
          <table:table-cell table:formula="of:=IF(ISNA([.B161]);[.A1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2];[$'pubmed search results'.A$2:$'pubmed search results'.A$999998];0)" office:value-type="string" office:string-value="" calcext:value-type="error">
            <text:p>#N/A</text:p>
          </table:table-cell>
          <table:table-cell table:formula="of:=IF(ISNA([.B162]);[.A1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3];[$'pubmed search results'.A$2:$'pubmed search results'.A$999998];0)" office:value-type="string" office:string-value="" calcext:value-type="error">
            <text:p>#N/A</text:p>
          </table:table-cell>
          <table:table-cell table:formula="of:=IF(ISNA([.B163]);[.A1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4];[$'pubmed search results'.A$2:$'pubmed search results'.A$999998];0)" office:value-type="string" office:string-value="" calcext:value-type="error">
            <text:p>#N/A</text:p>
          </table:table-cell>
          <table:table-cell table:formula="of:=IF(ISNA([.B164]);[.A1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5];[$'pubmed search results'.A$2:$'pubmed search results'.A$999998];0)" office:value-type="string" office:string-value="" calcext:value-type="error">
            <text:p>#N/A</text:p>
          </table:table-cell>
          <table:table-cell table:formula="of:=IF(ISNA([.B165]);[.A1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6];[$'pubmed search results'.A$2:$'pubmed search results'.A$999998];0)" office:value-type="string" office:string-value="" calcext:value-type="error">
            <text:p>#N/A</text:p>
          </table:table-cell>
          <table:table-cell table:formula="of:=IF(ISNA([.B166]);[.A1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7];[$'pubmed search results'.A$2:$'pubmed search results'.A$999998];0)" office:value-type="string" office:string-value="" calcext:value-type="error">
            <text:p>#N/A</text:p>
          </table:table-cell>
          <table:table-cell table:formula="of:=IF(ISNA([.B167]);[.A1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8];[$'pubmed search results'.A$2:$'pubmed search results'.A$999998];0)" office:value-type="string" office:string-value="" calcext:value-type="error">
            <text:p>#N/A</text:p>
          </table:table-cell>
          <table:table-cell table:formula="of:=IF(ISNA([.B168]);[.A1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9];[$'pubmed search results'.A$2:$'pubmed search results'.A$999998];0)" office:value-type="string" office:string-value="" calcext:value-type="error">
            <text:p>#N/A</text:p>
          </table:table-cell>
          <table:table-cell table:formula="of:=IF(ISNA([.B169]);[.A1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0];[$'pubmed search results'.A$2:$'pubmed search results'.A$999998];0)" office:value-type="string" office:string-value="" calcext:value-type="error">
            <text:p>#N/A</text:p>
          </table:table-cell>
          <table:table-cell table:formula="of:=IF(ISNA([.B170]);[.A1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1];[$'pubmed search results'.A$2:$'pubmed search results'.A$999998];0)" office:value-type="string" office:string-value="" calcext:value-type="error">
            <text:p>#N/A</text:p>
          </table:table-cell>
          <table:table-cell table:formula="of:=IF(ISNA([.B171]);[.A1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2];[$'pubmed search results'.A$2:$'pubmed search results'.A$999998];0)" office:value-type="string" office:string-value="" calcext:value-type="error">
            <text:p>#N/A</text:p>
          </table:table-cell>
          <table:table-cell table:formula="of:=IF(ISNA([.B172]);[.A1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3];[$'pubmed search results'.A$2:$'pubmed search results'.A$999998];0)" office:value-type="string" office:string-value="" calcext:value-type="error">
            <text:p>#N/A</text:p>
          </table:table-cell>
          <table:table-cell table:formula="of:=IF(ISNA([.B173]);[.A1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4];[$'pubmed search results'.A$2:$'pubmed search results'.A$999998];0)" office:value-type="string" office:string-value="" calcext:value-type="error">
            <text:p>#N/A</text:p>
          </table:table-cell>
          <table:table-cell table:formula="of:=IF(ISNA([.B174]);[.A1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5];[$'pubmed search results'.A$2:$'pubmed search results'.A$999998];0)" office:value-type="string" office:string-value="" calcext:value-type="error">
            <text:p>#N/A</text:p>
          </table:table-cell>
          <table:table-cell table:formula="of:=IF(ISNA([.B175]);[.A1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6];[$'pubmed search results'.A$2:$'pubmed search results'.A$999998];0)" office:value-type="string" office:string-value="" calcext:value-type="error">
            <text:p>#N/A</text:p>
          </table:table-cell>
          <table:table-cell table:formula="of:=IF(ISNA([.B176]);[.A1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7];[$'pubmed search results'.A$2:$'pubmed search results'.A$999998];0)" office:value-type="string" office:string-value="" calcext:value-type="error">
            <text:p>#N/A</text:p>
          </table:table-cell>
          <table:table-cell table:formula="of:=IF(ISNA([.B177]);[.A1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8];[$'pubmed search results'.A$2:$'pubmed search results'.A$999998];0)" office:value-type="string" office:string-value="" calcext:value-type="error">
            <text:p>#N/A</text:p>
          </table:table-cell>
          <table:table-cell table:formula="of:=IF(ISNA([.B178]);[.A1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9];[$'pubmed search results'.A$2:$'pubmed search results'.A$999998];0)" office:value-type="string" office:string-value="" calcext:value-type="error">
            <text:p>#N/A</text:p>
          </table:table-cell>
          <table:table-cell table:formula="of:=IF(ISNA([.B179]);[.A1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0];[$'pubmed search results'.A$2:$'pubmed search results'.A$999998];0)" office:value-type="string" office:string-value="" calcext:value-type="error">
            <text:p>#N/A</text:p>
          </table:table-cell>
          <table:table-cell table:formula="of:=IF(ISNA([.B180]);[.A1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1];[$'pubmed search results'.A$2:$'pubmed search results'.A$999998];0)" office:value-type="string" office:string-value="" calcext:value-type="error">
            <text:p>#N/A</text:p>
          </table:table-cell>
          <table:table-cell table:formula="of:=IF(ISNA([.B181]);[.A1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2];[$'pubmed search results'.A$2:$'pubmed search results'.A$999998];0)" office:value-type="string" office:string-value="" calcext:value-type="error">
            <text:p>#N/A</text:p>
          </table:table-cell>
          <table:table-cell table:formula="of:=IF(ISNA([.B182]);[.A1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3];[$'pubmed search results'.A$2:$'pubmed search results'.A$999998];0)" office:value-type="string" office:string-value="" calcext:value-type="error">
            <text:p>#N/A</text:p>
          </table:table-cell>
          <table:table-cell table:formula="of:=IF(ISNA([.B183]);[.A1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4];[$'pubmed search results'.A$2:$'pubmed search results'.A$999998];0)" office:value-type="string" office:string-value="" calcext:value-type="error">
            <text:p>#N/A</text:p>
          </table:table-cell>
          <table:table-cell table:formula="of:=IF(ISNA([.B184]);[.A1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5];[$'pubmed search results'.A$2:$'pubmed search results'.A$999998];0)" office:value-type="string" office:string-value="" calcext:value-type="error">
            <text:p>#N/A</text:p>
          </table:table-cell>
          <table:table-cell table:formula="of:=IF(ISNA([.B185]);[.A1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6];[$'pubmed search results'.A$2:$'pubmed search results'.A$999998];0)" office:value-type="string" office:string-value="" calcext:value-type="error">
            <text:p>#N/A</text:p>
          </table:table-cell>
          <table:table-cell table:formula="of:=IF(ISNA([.B186]);[.A1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7];[$'pubmed search results'.A$2:$'pubmed search results'.A$999998];0)" office:value-type="string" office:string-value="" calcext:value-type="error">
            <text:p>#N/A</text:p>
          </table:table-cell>
          <table:table-cell table:formula="of:=IF(ISNA([.B187]);[.A1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8];[$'pubmed search results'.A$2:$'pubmed search results'.A$999998];0)" office:value-type="string" office:string-value="" calcext:value-type="error">
            <text:p>#N/A</text:p>
          </table:table-cell>
          <table:table-cell table:formula="of:=IF(ISNA([.B188]);[.A1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9];[$'pubmed search results'.A$2:$'pubmed search results'.A$999998];0)" office:value-type="string" office:string-value="" calcext:value-type="error">
            <text:p>#N/A</text:p>
          </table:table-cell>
          <table:table-cell table:formula="of:=IF(ISNA([.B189]);[.A1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0];[$'pubmed search results'.A$2:$'pubmed search results'.A$999998];0)" office:value-type="string" office:string-value="" calcext:value-type="error">
            <text:p>#N/A</text:p>
          </table:table-cell>
          <table:table-cell table:formula="of:=IF(ISNA([.B190]);[.A1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1];[$'pubmed search results'.A$2:$'pubmed search results'.A$999998];0)" office:value-type="string" office:string-value="" calcext:value-type="error">
            <text:p>#N/A</text:p>
          </table:table-cell>
          <table:table-cell table:formula="of:=IF(ISNA([.B191]);[.A1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2];[$'pubmed search results'.A$2:$'pubmed search results'.A$999998];0)" office:value-type="string" office:string-value="" calcext:value-type="error">
            <text:p>#N/A</text:p>
          </table:table-cell>
          <table:table-cell table:formula="of:=IF(ISNA([.B192]);[.A1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3];[$'pubmed search results'.A$2:$'pubmed search results'.A$999998];0)" office:value-type="string" office:string-value="" calcext:value-type="error">
            <text:p>#N/A</text:p>
          </table:table-cell>
          <table:table-cell table:formula="of:=IF(ISNA([.B193]);[.A1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4];[$'pubmed search results'.A$2:$'pubmed search results'.A$999998];0)" office:value-type="string" office:string-value="" calcext:value-type="error">
            <text:p>#N/A</text:p>
          </table:table-cell>
          <table:table-cell table:formula="of:=IF(ISNA([.B194]);[.A1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5];[$'pubmed search results'.A$2:$'pubmed search results'.A$999998];0)" office:value-type="string" office:string-value="" calcext:value-type="error">
            <text:p>#N/A</text:p>
          </table:table-cell>
          <table:table-cell table:formula="of:=IF(ISNA([.B195]);[.A1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6];[$'pubmed search results'.A$2:$'pubmed search results'.A$999998];0)" office:value-type="string" office:string-value="" calcext:value-type="error">
            <text:p>#N/A</text:p>
          </table:table-cell>
          <table:table-cell table:formula="of:=IF(ISNA([.B196]);[.A1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7];[$'pubmed search results'.A$2:$'pubmed search results'.A$999998];0)" office:value-type="string" office:string-value="" calcext:value-type="error">
            <text:p>#N/A</text:p>
          </table:table-cell>
          <table:table-cell table:formula="of:=IF(ISNA([.B197]);[.A1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8];[$'pubmed search results'.A$2:$'pubmed search results'.A$999998];0)" office:value-type="string" office:string-value="" calcext:value-type="error">
            <text:p>#N/A</text:p>
          </table:table-cell>
          <table:table-cell table:formula="of:=IF(ISNA([.B198]);[.A1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9];[$'pubmed search results'.A$2:$'pubmed search results'.A$999998];0)" office:value-type="string" office:string-value="" calcext:value-type="error">
            <text:p>#N/A</text:p>
          </table:table-cell>
          <table:table-cell table:formula="of:=IF(ISNA([.B199]);[.A1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0];[$'pubmed search results'.A$2:$'pubmed search results'.A$999998];0)" office:value-type="string" office:string-value="" calcext:value-type="error">
            <text:p>#N/A</text:p>
          </table:table-cell>
          <table:table-cell table:formula="of:=IF(ISNA([.B200]);[.A2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1];[$'pubmed search results'.A$2:$'pubmed search results'.A$999998];0)" office:value-type="string" office:string-value="" calcext:value-type="error">
            <text:p>#N/A</text:p>
          </table:table-cell>
          <table:table-cell table:formula="of:=IF(ISNA([.B201]);[.A2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2];[$'pubmed search results'.A$2:$'pubmed search results'.A$999998];0)" office:value-type="string" office:string-value="" calcext:value-type="error">
            <text:p>#N/A</text:p>
          </table:table-cell>
          <table:table-cell table:formula="of:=IF(ISNA([.B202]);[.A2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3];[$'pubmed search results'.A$2:$'pubmed search results'.A$999998];0)" office:value-type="string" office:string-value="" calcext:value-type="error">
            <text:p>#N/A</text:p>
          </table:table-cell>
          <table:table-cell table:formula="of:=IF(ISNA([.B203]);[.A2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4];[$'pubmed search results'.A$2:$'pubmed search results'.A$999998];0)" office:value-type="string" office:string-value="" calcext:value-type="error">
            <text:p>#N/A</text:p>
          </table:table-cell>
          <table:table-cell table:formula="of:=IF(ISNA([.B204]);[.A2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5];[$'pubmed search results'.A$2:$'pubmed search results'.A$999998];0)" office:value-type="string" office:string-value="" calcext:value-type="error">
            <text:p>#N/A</text:p>
          </table:table-cell>
          <table:table-cell table:formula="of:=IF(ISNA([.B205]);[.A2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6];[$'pubmed search results'.A$2:$'pubmed search results'.A$999998];0)" office:value-type="string" office:string-value="" calcext:value-type="error">
            <text:p>#N/A</text:p>
          </table:table-cell>
          <table:table-cell table:formula="of:=IF(ISNA([.B206]);[.A2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7];[$'pubmed search results'.A$2:$'pubmed search results'.A$999998];0)" office:value-type="string" office:string-value="" calcext:value-type="error">
            <text:p>#N/A</text:p>
          </table:table-cell>
          <table:table-cell table:formula="of:=IF(ISNA([.B207]);[.A2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8];[$'pubmed search results'.A$2:$'pubmed search results'.A$999998];0)" office:value-type="string" office:string-value="" calcext:value-type="error">
            <text:p>#N/A</text:p>
          </table:table-cell>
          <table:table-cell table:formula="of:=IF(ISNA([.B208]);[.A2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9];[$'pubmed search results'.A$2:$'pubmed search results'.A$999998];0)" office:value-type="string" office:string-value="" calcext:value-type="error">
            <text:p>#N/A</text:p>
          </table:table-cell>
          <table:table-cell table:formula="of:=IF(ISNA([.B209]);[.A2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0];[$'pubmed search results'.A$2:$'pubmed search results'.A$999998];0)" office:value-type="string" office:string-value="" calcext:value-type="error">
            <text:p>#N/A</text:p>
          </table:table-cell>
          <table:table-cell table:formula="of:=IF(ISNA([.B210]);[.A2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1];[$'pubmed search results'.A$2:$'pubmed search results'.A$999998];0)" office:value-type="string" office:string-value="" calcext:value-type="error">
            <text:p>#N/A</text:p>
          </table:table-cell>
          <table:table-cell table:formula="of:=IF(ISNA([.B211]);[.A2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2];[$'pubmed search results'.A$2:$'pubmed search results'.A$999998];0)" office:value-type="string" office:string-value="" calcext:value-type="error">
            <text:p>#N/A</text:p>
          </table:table-cell>
          <table:table-cell table:formula="of:=IF(ISNA([.B212]);[.A2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3];[$'pubmed search results'.A$2:$'pubmed search results'.A$999998];0)" office:value-type="string" office:string-value="" calcext:value-type="error">
            <text:p>#N/A</text:p>
          </table:table-cell>
          <table:table-cell table:formula="of:=IF(ISNA([.B213]);[.A2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4];[$'pubmed search results'.A$2:$'pubmed search results'.A$999998];0)" office:value-type="string" office:string-value="" calcext:value-type="error">
            <text:p>#N/A</text:p>
          </table:table-cell>
          <table:table-cell table:formula="of:=IF(ISNA([.B214]);[.A2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5];[$'pubmed search results'.A$2:$'pubmed search results'.A$999998];0)" office:value-type="string" office:string-value="" calcext:value-type="error">
            <text:p>#N/A</text:p>
          </table:table-cell>
          <table:table-cell table:formula="of:=IF(ISNA([.B215]);[.A2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6];[$'pubmed search results'.A$2:$'pubmed search results'.A$999998];0)" office:value-type="string" office:string-value="" calcext:value-type="error">
            <text:p>#N/A</text:p>
          </table:table-cell>
          <table:table-cell table:formula="of:=IF(ISNA([.B216]);[.A2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7];[$'pubmed search results'.A$2:$'pubmed search results'.A$999998];0)" office:value-type="string" office:string-value="" calcext:value-type="error">
            <text:p>#N/A</text:p>
          </table:table-cell>
          <table:table-cell table:formula="of:=IF(ISNA([.B217]);[.A2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8];[$'pubmed search results'.A$2:$'pubmed search results'.A$999998];0)" office:value-type="string" office:string-value="" calcext:value-type="error">
            <text:p>#N/A</text:p>
          </table:table-cell>
          <table:table-cell table:formula="of:=IF(ISNA([.B218]);[.A2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9];[$'pubmed search results'.A$2:$'pubmed search results'.A$999998];0)" office:value-type="string" office:string-value="" calcext:value-type="error">
            <text:p>#N/A</text:p>
          </table:table-cell>
          <table:table-cell table:formula="of:=IF(ISNA([.B219]);[.A2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0];[$'pubmed search results'.A$2:$'pubmed search results'.A$999998];0)" office:value-type="string" office:string-value="" calcext:value-type="error">
            <text:p>#N/A</text:p>
          </table:table-cell>
          <table:table-cell table:formula="of:=IF(ISNA([.B220]);[.A2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1];[$'pubmed search results'.A$2:$'pubmed search results'.A$999998];0)" office:value-type="string" office:string-value="" calcext:value-type="error">
            <text:p>#N/A</text:p>
          </table:table-cell>
          <table:table-cell table:formula="of:=IF(ISNA([.B221]);[.A2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2];[$'pubmed search results'.A$2:$'pubmed search results'.A$999998];0)" office:value-type="string" office:string-value="" calcext:value-type="error">
            <text:p>#N/A</text:p>
          </table:table-cell>
          <table:table-cell table:formula="of:=IF(ISNA([.B222]);[.A2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3];[$'pubmed search results'.A$2:$'pubmed search results'.A$999998];0)" office:value-type="string" office:string-value="" calcext:value-type="error">
            <text:p>#N/A</text:p>
          </table:table-cell>
          <table:table-cell table:formula="of:=IF(ISNA([.B223]);[.A2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4];[$'pubmed search results'.A$2:$'pubmed search results'.A$999998];0)" office:value-type="string" office:string-value="" calcext:value-type="error">
            <text:p>#N/A</text:p>
          </table:table-cell>
          <table:table-cell table:formula="of:=IF(ISNA([.B224]);[.A2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5];[$'pubmed search results'.A$2:$'pubmed search results'.A$999998];0)" office:value-type="string" office:string-value="" calcext:value-type="error">
            <text:p>#N/A</text:p>
          </table:table-cell>
          <table:table-cell table:formula="of:=IF(ISNA([.B225]);[.A2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6];[$'pubmed search results'.A$2:$'pubmed search results'.A$999998];0)" office:value-type="string" office:string-value="" calcext:value-type="error">
            <text:p>#N/A</text:p>
          </table:table-cell>
          <table:table-cell table:formula="of:=IF(ISNA([.B226]);[.A2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7];[$'pubmed search results'.A$2:$'pubmed search results'.A$999998];0)" office:value-type="string" office:string-value="" calcext:value-type="error">
            <text:p>#N/A</text:p>
          </table:table-cell>
          <table:table-cell table:formula="of:=IF(ISNA([.B227]);[.A2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8];[$'pubmed search results'.A$2:$'pubmed search results'.A$999998];0)" office:value-type="string" office:string-value="" calcext:value-type="error">
            <text:p>#N/A</text:p>
          </table:table-cell>
          <table:table-cell table:formula="of:=IF(ISNA([.B228]);[.A2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9];[$'pubmed search results'.A$2:$'pubmed search results'.A$999998];0)" office:value-type="string" office:string-value="" calcext:value-type="error">
            <text:p>#N/A</text:p>
          </table:table-cell>
          <table:table-cell table:formula="of:=IF(ISNA([.B229]);[.A2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0];[$'pubmed search results'.A$2:$'pubmed search results'.A$999998];0)" office:value-type="string" office:string-value="" calcext:value-type="error">
            <text:p>#N/A</text:p>
          </table:table-cell>
          <table:table-cell table:formula="of:=IF(ISNA([.B230]);[.A2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1];[$'pubmed search results'.A$2:$'pubmed search results'.A$999998];0)" office:value-type="string" office:string-value="" calcext:value-type="error">
            <text:p>#N/A</text:p>
          </table:table-cell>
          <table:table-cell table:formula="of:=IF(ISNA([.B231]);[.A2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2];[$'pubmed search results'.A$2:$'pubmed search results'.A$999998];0)" office:value-type="string" office:string-value="" calcext:value-type="error">
            <text:p>#N/A</text:p>
          </table:table-cell>
          <table:table-cell table:formula="of:=IF(ISNA([.B232]);[.A2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3];[$'pubmed search results'.A$2:$'pubmed search results'.A$999998];0)" office:value-type="string" office:string-value="" calcext:value-type="error">
            <text:p>#N/A</text:p>
          </table:table-cell>
          <table:table-cell table:formula="of:=IF(ISNA([.B233]);[.A2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4];[$'pubmed search results'.A$2:$'pubmed search results'.A$999998];0)" office:value-type="string" office:string-value="" calcext:value-type="error">
            <text:p>#N/A</text:p>
          </table:table-cell>
          <table:table-cell table:formula="of:=IF(ISNA([.B234]);[.A2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5];[$'pubmed search results'.A$2:$'pubmed search results'.A$999998];0)" office:value-type="string" office:string-value="" calcext:value-type="error">
            <text:p>#N/A</text:p>
          </table:table-cell>
          <table:table-cell table:formula="of:=IF(ISNA([.B235]);[.A2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6];[$'pubmed search results'.A$2:$'pubmed search results'.A$999998];0)" office:value-type="string" office:string-value="" calcext:value-type="error">
            <text:p>#N/A</text:p>
          </table:table-cell>
          <table:table-cell table:formula="of:=IF(ISNA([.B236]);[.A2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7];[$'pubmed search results'.A$2:$'pubmed search results'.A$999998];0)" office:value-type="string" office:string-value="" calcext:value-type="error">
            <text:p>#N/A</text:p>
          </table:table-cell>
          <table:table-cell table:formula="of:=IF(ISNA([.B237]);[.A2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8];[$'pubmed search results'.A$2:$'pubmed search results'.A$999998];0)" office:value-type="string" office:string-value="" calcext:value-type="error">
            <text:p>#N/A</text:p>
          </table:table-cell>
          <table:table-cell table:formula="of:=IF(ISNA([.B238]);[.A2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9];[$'pubmed search results'.A$2:$'pubmed search results'.A$999998];0)" office:value-type="string" office:string-value="" calcext:value-type="error">
            <text:p>#N/A</text:p>
          </table:table-cell>
          <table:table-cell table:formula="of:=IF(ISNA([.B239]);[.A2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0];[$'pubmed search results'.A$2:$'pubmed search results'.A$999998];0)" office:value-type="string" office:string-value="" calcext:value-type="error">
            <text:p>#N/A</text:p>
          </table:table-cell>
          <table:table-cell table:formula="of:=IF(ISNA([.B240]);[.A2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1];[$'pubmed search results'.A$2:$'pubmed search results'.A$999998];0)" office:value-type="string" office:string-value="" calcext:value-type="error">
            <text:p>#N/A</text:p>
          </table:table-cell>
          <table:table-cell table:formula="of:=IF(ISNA([.B241]);[.A2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2];[$'pubmed search results'.A$2:$'pubmed search results'.A$999998];0)" office:value-type="string" office:string-value="" calcext:value-type="error">
            <text:p>#N/A</text:p>
          </table:table-cell>
          <table:table-cell table:formula="of:=IF(ISNA([.B242]);[.A2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3];[$'pubmed search results'.A$2:$'pubmed search results'.A$999998];0)" office:value-type="string" office:string-value="" calcext:value-type="error">
            <text:p>#N/A</text:p>
          </table:table-cell>
          <table:table-cell table:formula="of:=IF(ISNA([.B243]);[.A2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4];[$'pubmed search results'.A$2:$'pubmed search results'.A$999998];0)" office:value-type="string" office:string-value="" calcext:value-type="error">
            <text:p>#N/A</text:p>
          </table:table-cell>
          <table:table-cell table:formula="of:=IF(ISNA([.B244]);[.A2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5];[$'pubmed search results'.A$2:$'pubmed search results'.A$999998];0)" office:value-type="string" office:string-value="" calcext:value-type="error">
            <text:p>#N/A</text:p>
          </table:table-cell>
          <table:table-cell table:formula="of:=IF(ISNA([.B245]);[.A2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6];[$'pubmed search results'.A$2:$'pubmed search results'.A$999998];0)" office:value-type="string" office:string-value="" calcext:value-type="error">
            <text:p>#N/A</text:p>
          </table:table-cell>
          <table:table-cell table:formula="of:=IF(ISNA([.B246]);[.A2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7];[$'pubmed search results'.A$2:$'pubmed search results'.A$999998];0)" office:value-type="string" office:string-value="" calcext:value-type="error">
            <text:p>#N/A</text:p>
          </table:table-cell>
          <table:table-cell table:formula="of:=IF(ISNA([.B247]);[.A2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8];[$'pubmed search results'.A$2:$'pubmed search results'.A$999998];0)" office:value-type="string" office:string-value="" calcext:value-type="error">
            <text:p>#N/A</text:p>
          </table:table-cell>
          <table:table-cell table:formula="of:=IF(ISNA([.B248]);[.A2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9];[$'pubmed search results'.A$2:$'pubmed search results'.A$999998];0)" office:value-type="string" office:string-value="" calcext:value-type="error">
            <text:p>#N/A</text:p>
          </table:table-cell>
          <table:table-cell table:formula="of:=IF(ISNA([.B249]);[.A2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0];[$'pubmed search results'.A$2:$'pubmed search results'.A$999998];0)" office:value-type="string" office:string-value="" calcext:value-type="error">
            <text:p>#N/A</text:p>
          </table:table-cell>
          <table:table-cell table:formula="of:=IF(ISNA([.B250]);[.A2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1];[$'pubmed search results'.A$2:$'pubmed search results'.A$999998];0)" office:value-type="string" office:string-value="" calcext:value-type="error">
            <text:p>#N/A</text:p>
          </table:table-cell>
          <table:table-cell table:formula="of:=IF(ISNA([.B251]);[.A2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2];[$'pubmed search results'.A$2:$'pubmed search results'.A$999998];0)" office:value-type="string" office:string-value="" calcext:value-type="error">
            <text:p>#N/A</text:p>
          </table:table-cell>
          <table:table-cell table:formula="of:=IF(ISNA([.B252]);[.A2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3];[$'pubmed search results'.A$2:$'pubmed search results'.A$999998];0)" office:value-type="string" office:string-value="" calcext:value-type="error">
            <text:p>#N/A</text:p>
          </table:table-cell>
          <table:table-cell table:formula="of:=IF(ISNA([.B253]);[.A2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4];[$'pubmed search results'.A$2:$'pubmed search results'.A$999998];0)" office:value-type="string" office:string-value="" calcext:value-type="error">
            <text:p>#N/A</text:p>
          </table:table-cell>
          <table:table-cell table:formula="of:=IF(ISNA([.B254]);[.A2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5];[$'pubmed search results'.A$2:$'pubmed search results'.A$999998];0)" office:value-type="string" office:string-value="" calcext:value-type="error">
            <text:p>#N/A</text:p>
          </table:table-cell>
          <table:table-cell table:formula="of:=IF(ISNA([.B255]);[.A2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6];[$'pubmed search results'.A$2:$'pubmed search results'.A$999998];0)" office:value-type="string" office:string-value="" calcext:value-type="error">
            <text:p>#N/A</text:p>
          </table:table-cell>
          <table:table-cell table:formula="of:=IF(ISNA([.B256]);[.A2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7];[$'pubmed search results'.A$2:$'pubmed search results'.A$999998];0)" office:value-type="string" office:string-value="" calcext:value-type="error">
            <text:p>#N/A</text:p>
          </table:table-cell>
          <table:table-cell table:formula="of:=IF(ISNA([.B257]);[.A2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8];[$'pubmed search results'.A$2:$'pubmed search results'.A$999998];0)" office:value-type="string" office:string-value="" calcext:value-type="error">
            <text:p>#N/A</text:p>
          </table:table-cell>
          <table:table-cell table:formula="of:=IF(ISNA([.B258]);[.A2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9];[$'pubmed search results'.A$2:$'pubmed search results'.A$999998];0)" office:value-type="string" office:string-value="" calcext:value-type="error">
            <text:p>#N/A</text:p>
          </table:table-cell>
          <table:table-cell table:formula="of:=IF(ISNA([.B259]);[.A2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0];[$'pubmed search results'.A$2:$'pubmed search results'.A$999998];0)" office:value-type="string" office:string-value="" calcext:value-type="error">
            <text:p>#N/A</text:p>
          </table:table-cell>
          <table:table-cell table:formula="of:=IF(ISNA([.B260]);[.A2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1];[$'pubmed search results'.A$2:$'pubmed search results'.A$999998];0)" office:value-type="string" office:string-value="" calcext:value-type="error">
            <text:p>#N/A</text:p>
          </table:table-cell>
          <table:table-cell table:formula="of:=IF(ISNA([.B261]);[.A2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2];[$'pubmed search results'.A$2:$'pubmed search results'.A$999998];0)" office:value-type="string" office:string-value="" calcext:value-type="error">
            <text:p>#N/A</text:p>
          </table:table-cell>
          <table:table-cell table:formula="of:=IF(ISNA([.B262]);[.A2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3];[$'pubmed search results'.A$2:$'pubmed search results'.A$999998];0)" office:value-type="string" office:string-value="" calcext:value-type="error">
            <text:p>#N/A</text:p>
          </table:table-cell>
          <table:table-cell table:formula="of:=IF(ISNA([.B263]);[.A2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4];[$'pubmed search results'.A$2:$'pubmed search results'.A$999998];0)" office:value-type="string" office:string-value="" calcext:value-type="error">
            <text:p>#N/A</text:p>
          </table:table-cell>
          <table:table-cell table:formula="of:=IF(ISNA([.B264]);[.A2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5];[$'pubmed search results'.A$2:$'pubmed search results'.A$999998];0)" office:value-type="string" office:string-value="" calcext:value-type="error">
            <text:p>#N/A</text:p>
          </table:table-cell>
          <table:table-cell table:formula="of:=IF(ISNA([.B265]);[.A2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6];[$'pubmed search results'.A$2:$'pubmed search results'.A$999998];0)" office:value-type="string" office:string-value="" calcext:value-type="error">
            <text:p>#N/A</text:p>
          </table:table-cell>
          <table:table-cell table:formula="of:=IF(ISNA([.B266]);[.A2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7];[$'pubmed search results'.A$2:$'pubmed search results'.A$999998];0)" office:value-type="string" office:string-value="" calcext:value-type="error">
            <text:p>#N/A</text:p>
          </table:table-cell>
          <table:table-cell table:formula="of:=IF(ISNA([.B267]);[.A2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8];[$'pubmed search results'.A$2:$'pubmed search results'.A$999998];0)" office:value-type="string" office:string-value="" calcext:value-type="error">
            <text:p>#N/A</text:p>
          </table:table-cell>
          <table:table-cell table:formula="of:=IF(ISNA([.B268]);[.A2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9];[$'pubmed search results'.A$2:$'pubmed search results'.A$999998];0)" office:value-type="string" office:string-value="" calcext:value-type="error">
            <text:p>#N/A</text:p>
          </table:table-cell>
          <table:table-cell table:formula="of:=IF(ISNA([.B269]);[.A2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0];[$'pubmed search results'.A$2:$'pubmed search results'.A$999998];0)" office:value-type="string" office:string-value="" calcext:value-type="error">
            <text:p>#N/A</text:p>
          </table:table-cell>
          <table:table-cell table:formula="of:=IF(ISNA([.B270]);[.A2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1];[$'pubmed search results'.A$2:$'pubmed search results'.A$999998];0)" office:value-type="string" office:string-value="" calcext:value-type="error">
            <text:p>#N/A</text:p>
          </table:table-cell>
          <table:table-cell table:formula="of:=IF(ISNA([.B271]);[.A2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2];[$'pubmed search results'.A$2:$'pubmed search results'.A$999998];0)" office:value-type="string" office:string-value="" calcext:value-type="error">
            <text:p>#N/A</text:p>
          </table:table-cell>
          <table:table-cell table:formula="of:=IF(ISNA([.B272]);[.A2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3];[$'pubmed search results'.A$2:$'pubmed search results'.A$999998];0)" office:value-type="string" office:string-value="" calcext:value-type="error">
            <text:p>#N/A</text:p>
          </table:table-cell>
          <table:table-cell table:formula="of:=IF(ISNA([.B273]);[.A2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4];[$'pubmed search results'.A$2:$'pubmed search results'.A$999998];0)" office:value-type="string" office:string-value="" calcext:value-type="error">
            <text:p>#N/A</text:p>
          </table:table-cell>
          <table:table-cell table:formula="of:=IF(ISNA([.B274]);[.A2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5];[$'pubmed search results'.A$2:$'pubmed search results'.A$999998];0)" office:value-type="string" office:string-value="" calcext:value-type="error">
            <text:p>#N/A</text:p>
          </table:table-cell>
          <table:table-cell table:formula="of:=IF(ISNA([.B275]);[.A2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6];[$'pubmed search results'.A$2:$'pubmed search results'.A$999998];0)" office:value-type="string" office:string-value="" calcext:value-type="error">
            <text:p>#N/A</text:p>
          </table:table-cell>
          <table:table-cell table:formula="of:=IF(ISNA([.B276]);[.A2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7];[$'pubmed search results'.A$2:$'pubmed search results'.A$999998];0)" office:value-type="string" office:string-value="" calcext:value-type="error">
            <text:p>#N/A</text:p>
          </table:table-cell>
          <table:table-cell table:formula="of:=IF(ISNA([.B277]);[.A2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8];[$'pubmed search results'.A$2:$'pubmed search results'.A$999998];0)" office:value-type="string" office:string-value="" calcext:value-type="error">
            <text:p>#N/A</text:p>
          </table:table-cell>
          <table:table-cell table:formula="of:=IF(ISNA([.B278]);[.A2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9];[$'pubmed search results'.A$2:$'pubmed search results'.A$999998];0)" office:value-type="string" office:string-value="" calcext:value-type="error">
            <text:p>#N/A</text:p>
          </table:table-cell>
          <table:table-cell table:formula="of:=IF(ISNA([.B279]);[.A2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0];[$'pubmed search results'.A$2:$'pubmed search results'.A$999998];0)" office:value-type="string" office:string-value="" calcext:value-type="error">
            <text:p>#N/A</text:p>
          </table:table-cell>
          <table:table-cell table:formula="of:=IF(ISNA([.B280]);[.A2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1];[$'pubmed search results'.A$2:$'pubmed search results'.A$999998];0)" office:value-type="string" office:string-value="" calcext:value-type="error">
            <text:p>#N/A</text:p>
          </table:table-cell>
          <table:table-cell table:formula="of:=IF(ISNA([.B281]);[.A2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2];[$'pubmed search results'.A$2:$'pubmed search results'.A$999998];0)" office:value-type="string" office:string-value="" calcext:value-type="error">
            <text:p>#N/A</text:p>
          </table:table-cell>
          <table:table-cell table:formula="of:=IF(ISNA([.B282]);[.A2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3];[$'pubmed search results'.A$2:$'pubmed search results'.A$999998];0)" office:value-type="string" office:string-value="" calcext:value-type="error">
            <text:p>#N/A</text:p>
          </table:table-cell>
          <table:table-cell table:formula="of:=IF(ISNA([.B283]);[.A2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4];[$'pubmed search results'.A$2:$'pubmed search results'.A$999998];0)" office:value-type="string" office:string-value="" calcext:value-type="error">
            <text:p>#N/A</text:p>
          </table:table-cell>
          <table:table-cell table:formula="of:=IF(ISNA([.B284]);[.A2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5];[$'pubmed search results'.A$2:$'pubmed search results'.A$999998];0)" office:value-type="string" office:string-value="" calcext:value-type="error">
            <text:p>#N/A</text:p>
          </table:table-cell>
          <table:table-cell table:formula="of:=IF(ISNA([.B285]);[.A2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6];[$'pubmed search results'.A$2:$'pubmed search results'.A$999998];0)" office:value-type="string" office:string-value="" calcext:value-type="error">
            <text:p>#N/A</text:p>
          </table:table-cell>
          <table:table-cell table:formula="of:=IF(ISNA([.B286]);[.A2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7];[$'pubmed search results'.A$2:$'pubmed search results'.A$999998];0)" office:value-type="string" office:string-value="" calcext:value-type="error">
            <text:p>#N/A</text:p>
          </table:table-cell>
          <table:table-cell table:formula="of:=IF(ISNA([.B287]);[.A2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8];[$'pubmed search results'.A$2:$'pubmed search results'.A$999998];0)" office:value-type="string" office:string-value="" calcext:value-type="error">
            <text:p>#N/A</text:p>
          </table:table-cell>
          <table:table-cell table:formula="of:=IF(ISNA([.B288]);[.A2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9];[$'pubmed search results'.A$2:$'pubmed search results'.A$999998];0)" office:value-type="string" office:string-value="" calcext:value-type="error">
            <text:p>#N/A</text:p>
          </table:table-cell>
          <table:table-cell table:formula="of:=IF(ISNA([.B289]);[.A2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0];[$'pubmed search results'.A$2:$'pubmed search results'.A$999998];0)" office:value-type="string" office:string-value="" calcext:value-type="error">
            <text:p>#N/A</text:p>
          </table:table-cell>
          <table:table-cell table:formula="of:=IF(ISNA([.B290]);[.A2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1];[$'pubmed search results'.A$2:$'pubmed search results'.A$999998];0)" office:value-type="string" office:string-value="" calcext:value-type="error">
            <text:p>#N/A</text:p>
          </table:table-cell>
          <table:table-cell table:formula="of:=IF(ISNA([.B291]);[.A2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2];[$'pubmed search results'.A$2:$'pubmed search results'.A$999998];0)" office:value-type="string" office:string-value="" calcext:value-type="error">
            <text:p>#N/A</text:p>
          </table:table-cell>
          <table:table-cell table:formula="of:=IF(ISNA([.B292]);[.A2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3];[$'pubmed search results'.A$2:$'pubmed search results'.A$999998];0)" office:value-type="string" office:string-value="" calcext:value-type="error">
            <text:p>#N/A</text:p>
          </table:table-cell>
          <table:table-cell table:formula="of:=IF(ISNA([.B293]);[.A2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4];[$'pubmed search results'.A$2:$'pubmed search results'.A$999998];0)" office:value-type="string" office:string-value="" calcext:value-type="error">
            <text:p>#N/A</text:p>
          </table:table-cell>
          <table:table-cell table:formula="of:=IF(ISNA([.B294]);[.A2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5];[$'pubmed search results'.A$2:$'pubmed search results'.A$999998];0)" office:value-type="string" office:string-value="" calcext:value-type="error">
            <text:p>#N/A</text:p>
          </table:table-cell>
          <table:table-cell table:formula="of:=IF(ISNA([.B295]);[.A2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6];[$'pubmed search results'.A$2:$'pubmed search results'.A$999998];0)" office:value-type="string" office:string-value="" calcext:value-type="error">
            <text:p>#N/A</text:p>
          </table:table-cell>
          <table:table-cell table:formula="of:=IF(ISNA([.B296]);[.A2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7];[$'pubmed search results'.A$2:$'pubmed search results'.A$999998];0)" office:value-type="string" office:string-value="" calcext:value-type="error">
            <text:p>#N/A</text:p>
          </table:table-cell>
          <table:table-cell table:formula="of:=IF(ISNA([.B297]);[.A2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8];[$'pubmed search results'.A$2:$'pubmed search results'.A$999998];0)" office:value-type="string" office:string-value="" calcext:value-type="error">
            <text:p>#N/A</text:p>
          </table:table-cell>
          <table:table-cell table:formula="of:=IF(ISNA([.B298]);[.A2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9];[$'pubmed search results'.A$2:$'pubmed search results'.A$999998];0)" office:value-type="string" office:string-value="" calcext:value-type="error">
            <text:p>#N/A</text:p>
          </table:table-cell>
          <table:table-cell table:formula="of:=IF(ISNA([.B299]);[.A2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0];[$'pubmed search results'.A$2:$'pubmed search results'.A$999998];0)" office:value-type="string" office:string-value="" calcext:value-type="error">
            <text:p>#N/A</text:p>
          </table:table-cell>
          <table:table-cell table:formula="of:=IF(ISNA([.B300]);[.A3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1];[$'pubmed search results'.A$2:$'pubmed search results'.A$999998];0)" office:value-type="string" office:string-value="" calcext:value-type="error">
            <text:p>#N/A</text:p>
          </table:table-cell>
          <table:table-cell table:formula="of:=IF(ISNA([.B301]);[.A3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2];[$'pubmed search results'.A$2:$'pubmed search results'.A$999998];0)" office:value-type="string" office:string-value="" calcext:value-type="error">
            <text:p>#N/A</text:p>
          </table:table-cell>
          <table:table-cell table:formula="of:=IF(ISNA([.B302]);[.A3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3];[$'pubmed search results'.A$2:$'pubmed search results'.A$999998];0)" office:value-type="string" office:string-value="" calcext:value-type="error">
            <text:p>#N/A</text:p>
          </table:table-cell>
          <table:table-cell table:formula="of:=IF(ISNA([.B303]);[.A3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4];[$'pubmed search results'.A$2:$'pubmed search results'.A$999998];0)" office:value-type="string" office:string-value="" calcext:value-type="error">
            <text:p>#N/A</text:p>
          </table:table-cell>
          <table:table-cell table:formula="of:=IF(ISNA([.B304]);[.A3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5];[$'pubmed search results'.A$2:$'pubmed search results'.A$999998];0)" office:value-type="string" office:string-value="" calcext:value-type="error">
            <text:p>#N/A</text:p>
          </table:table-cell>
          <table:table-cell table:formula="of:=IF(ISNA([.B305]);[.A3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6];[$'pubmed search results'.A$2:$'pubmed search results'.A$999998];0)" office:value-type="string" office:string-value="" calcext:value-type="error">
            <text:p>#N/A</text:p>
          </table:table-cell>
          <table:table-cell table:formula="of:=IF(ISNA([.B306]);[.A3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7];[$'pubmed search results'.A$2:$'pubmed search results'.A$999998];0)" office:value-type="string" office:string-value="" calcext:value-type="error">
            <text:p>#N/A</text:p>
          </table:table-cell>
          <table:table-cell table:formula="of:=IF(ISNA([.B307]);[.A3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8];[$'pubmed search results'.A$2:$'pubmed search results'.A$999998];0)" office:value-type="string" office:string-value="" calcext:value-type="error">
            <text:p>#N/A</text:p>
          </table:table-cell>
          <table:table-cell table:formula="of:=IF(ISNA([.B308]);[.A3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9];[$'pubmed search results'.A$2:$'pubmed search results'.A$999998];0)" office:value-type="string" office:string-value="" calcext:value-type="error">
            <text:p>#N/A</text:p>
          </table:table-cell>
          <table:table-cell table:formula="of:=IF(ISNA([.B309]);[.A3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0];[$'pubmed search results'.A$2:$'pubmed search results'.A$999998];0)" office:value-type="string" office:string-value="" calcext:value-type="error">
            <text:p>#N/A</text:p>
          </table:table-cell>
          <table:table-cell table:formula="of:=IF(ISNA([.B310]);[.A3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1];[$'pubmed search results'.A$2:$'pubmed search results'.A$999998];0)" office:value-type="string" office:string-value="" calcext:value-type="error">
            <text:p>#N/A</text:p>
          </table:table-cell>
          <table:table-cell table:formula="of:=IF(ISNA([.B311]);[.A3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2];[$'pubmed search results'.A$2:$'pubmed search results'.A$999998];0)" office:value-type="string" office:string-value="" calcext:value-type="error">
            <text:p>#N/A</text:p>
          </table:table-cell>
          <table:table-cell table:formula="of:=IF(ISNA([.B312]);[.A3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3];[$'pubmed search results'.A$2:$'pubmed search results'.A$999998];0)" office:value-type="string" office:string-value="" calcext:value-type="error">
            <text:p>#N/A</text:p>
          </table:table-cell>
          <table:table-cell table:formula="of:=IF(ISNA([.B313]);[.A3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4];[$'pubmed search results'.A$2:$'pubmed search results'.A$999998];0)" office:value-type="string" office:string-value="" calcext:value-type="error">
            <text:p>#N/A</text:p>
          </table:table-cell>
          <table:table-cell table:formula="of:=IF(ISNA([.B314]);[.A3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5];[$'pubmed search results'.A$2:$'pubmed search results'.A$999998];0)" office:value-type="string" office:string-value="" calcext:value-type="error">
            <text:p>#N/A</text:p>
          </table:table-cell>
          <table:table-cell table:formula="of:=IF(ISNA([.B315]);[.A3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6];[$'pubmed search results'.A$2:$'pubmed search results'.A$999998];0)" office:value-type="string" office:string-value="" calcext:value-type="error">
            <text:p>#N/A</text:p>
          </table:table-cell>
          <table:table-cell table:formula="of:=IF(ISNA([.B316]);[.A3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7];[$'pubmed search results'.A$2:$'pubmed search results'.A$999998];0)" office:value-type="string" office:string-value="" calcext:value-type="error">
            <text:p>#N/A</text:p>
          </table:table-cell>
          <table:table-cell table:formula="of:=IF(ISNA([.B317]);[.A3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8];[$'pubmed search results'.A$2:$'pubmed search results'.A$999998];0)" office:value-type="string" office:string-value="" calcext:value-type="error">
            <text:p>#N/A</text:p>
          </table:table-cell>
          <table:table-cell table:formula="of:=IF(ISNA([.B318]);[.A3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9];[$'pubmed search results'.A$2:$'pubmed search results'.A$999998];0)" office:value-type="string" office:string-value="" calcext:value-type="error">
            <text:p>#N/A</text:p>
          </table:table-cell>
          <table:table-cell table:formula="of:=IF(ISNA([.B319]);[.A3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0];[$'pubmed search results'.A$2:$'pubmed search results'.A$999998];0)" office:value-type="string" office:string-value="" calcext:value-type="error">
            <text:p>#N/A</text:p>
          </table:table-cell>
          <table:table-cell table:formula="of:=IF(ISNA([.B320]);[.A3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1];[$'pubmed search results'.A$2:$'pubmed search results'.A$999998];0)" office:value-type="string" office:string-value="" calcext:value-type="error">
            <text:p>#N/A</text:p>
          </table:table-cell>
          <table:table-cell table:formula="of:=IF(ISNA([.B321]);[.A3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2];[$'pubmed search results'.A$2:$'pubmed search results'.A$999998];0)" office:value-type="string" office:string-value="" calcext:value-type="error">
            <text:p>#N/A</text:p>
          </table:table-cell>
          <table:table-cell table:formula="of:=IF(ISNA([.B322]);[.A3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3];[$'pubmed search results'.A$2:$'pubmed search results'.A$999998];0)" office:value-type="string" office:string-value="" calcext:value-type="error">
            <text:p>#N/A</text:p>
          </table:table-cell>
          <table:table-cell table:formula="of:=IF(ISNA([.B323]);[.A3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4];[$'pubmed search results'.A$2:$'pubmed search results'.A$999998];0)" office:value-type="string" office:string-value="" calcext:value-type="error">
            <text:p>#N/A</text:p>
          </table:table-cell>
          <table:table-cell table:formula="of:=IF(ISNA([.B324]);[.A3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5];[$'pubmed search results'.A$2:$'pubmed search results'.A$999998];0)" office:value-type="string" office:string-value="" calcext:value-type="error">
            <text:p>#N/A</text:p>
          </table:table-cell>
          <table:table-cell table:formula="of:=IF(ISNA([.B325]);[.A3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6];[$'pubmed search results'.A$2:$'pubmed search results'.A$999998];0)" office:value-type="string" office:string-value="" calcext:value-type="error">
            <text:p>#N/A</text:p>
          </table:table-cell>
          <table:table-cell table:formula="of:=IF(ISNA([.B326]);[.A3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7];[$'pubmed search results'.A$2:$'pubmed search results'.A$999998];0)" office:value-type="string" office:string-value="" calcext:value-type="error">
            <text:p>#N/A</text:p>
          </table:table-cell>
          <table:table-cell table:formula="of:=IF(ISNA([.B327]);[.A3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8];[$'pubmed search results'.A$2:$'pubmed search results'.A$999998];0)" office:value-type="string" office:string-value="" calcext:value-type="error">
            <text:p>#N/A</text:p>
          </table:table-cell>
          <table:table-cell table:formula="of:=IF(ISNA([.B328]);[.A3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9];[$'pubmed search results'.A$2:$'pubmed search results'.A$999998];0)" office:value-type="string" office:string-value="" calcext:value-type="error">
            <text:p>#N/A</text:p>
          </table:table-cell>
          <table:table-cell table:formula="of:=IF(ISNA([.B329]);[.A3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0];[$'pubmed search results'.A$2:$'pubmed search results'.A$999998];0)" office:value-type="string" office:string-value="" calcext:value-type="error">
            <text:p>#N/A</text:p>
          </table:table-cell>
          <table:table-cell table:formula="of:=IF(ISNA([.B330]);[.A3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1];[$'pubmed search results'.A$2:$'pubmed search results'.A$999998];0)" office:value-type="string" office:string-value="" calcext:value-type="error">
            <text:p>#N/A</text:p>
          </table:table-cell>
          <table:table-cell table:formula="of:=IF(ISNA([.B331]);[.A3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2];[$'pubmed search results'.A$2:$'pubmed search results'.A$999998];0)" office:value-type="string" office:string-value="" calcext:value-type="error">
            <text:p>#N/A</text:p>
          </table:table-cell>
          <table:table-cell table:formula="of:=IF(ISNA([.B332]);[.A3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3];[$'pubmed search results'.A$2:$'pubmed search results'.A$999998];0)" office:value-type="string" office:string-value="" calcext:value-type="error">
            <text:p>#N/A</text:p>
          </table:table-cell>
          <table:table-cell table:formula="of:=IF(ISNA([.B333]);[.A3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4];[$'pubmed search results'.A$2:$'pubmed search results'.A$999998];0)" office:value-type="string" office:string-value="" calcext:value-type="error">
            <text:p>#N/A</text:p>
          </table:table-cell>
          <table:table-cell table:formula="of:=IF(ISNA([.B334]);[.A3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5];[$'pubmed search results'.A$2:$'pubmed search results'.A$999998];0)" office:value-type="string" office:string-value="" calcext:value-type="error">
            <text:p>#N/A</text:p>
          </table:table-cell>
          <table:table-cell table:formula="of:=IF(ISNA([.B335]);[.A3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6];[$'pubmed search results'.A$2:$'pubmed search results'.A$999998];0)" office:value-type="string" office:string-value="" calcext:value-type="error">
            <text:p>#N/A</text:p>
          </table:table-cell>
          <table:table-cell table:formula="of:=IF(ISNA([.B336]);[.A3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7];[$'pubmed search results'.A$2:$'pubmed search results'.A$999998];0)" office:value-type="string" office:string-value="" calcext:value-type="error">
            <text:p>#N/A</text:p>
          </table:table-cell>
          <table:table-cell table:formula="of:=IF(ISNA([.B337]);[.A3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8];[$'pubmed search results'.A$2:$'pubmed search results'.A$999998];0)" office:value-type="string" office:string-value="" calcext:value-type="error">
            <text:p>#N/A</text:p>
          </table:table-cell>
          <table:table-cell table:formula="of:=IF(ISNA([.B338]);[.A3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9];[$'pubmed search results'.A$2:$'pubmed search results'.A$999998];0)" office:value-type="string" office:string-value="" calcext:value-type="error">
            <text:p>#N/A</text:p>
          </table:table-cell>
          <table:table-cell table:formula="of:=IF(ISNA([.B339]);[.A3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0];[$'pubmed search results'.A$2:$'pubmed search results'.A$999998];0)" office:value-type="string" office:string-value="" calcext:value-type="error">
            <text:p>#N/A</text:p>
          </table:table-cell>
          <table:table-cell table:formula="of:=IF(ISNA([.B340]);[.A3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1];[$'pubmed search results'.A$2:$'pubmed search results'.A$999998];0)" office:value-type="string" office:string-value="" calcext:value-type="error">
            <text:p>#N/A</text:p>
          </table:table-cell>
          <table:table-cell table:formula="of:=IF(ISNA([.B341]);[.A3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2];[$'pubmed search results'.A$2:$'pubmed search results'.A$999998];0)" office:value-type="string" office:string-value="" calcext:value-type="error">
            <text:p>#N/A</text:p>
          </table:table-cell>
          <table:table-cell table:formula="of:=IF(ISNA([.B342]);[.A3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3];[$'pubmed search results'.A$2:$'pubmed search results'.A$999998];0)" office:value-type="string" office:string-value="" calcext:value-type="error">
            <text:p>#N/A</text:p>
          </table:table-cell>
          <table:table-cell table:formula="of:=IF(ISNA([.B343]);[.A3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4];[$'pubmed search results'.A$2:$'pubmed search results'.A$999998];0)" office:value-type="string" office:string-value="" calcext:value-type="error">
            <text:p>#N/A</text:p>
          </table:table-cell>
          <table:table-cell table:formula="of:=IF(ISNA([.B344]);[.A3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5];[$'pubmed search results'.A$2:$'pubmed search results'.A$999998];0)" office:value-type="string" office:string-value="" calcext:value-type="error">
            <text:p>#N/A</text:p>
          </table:table-cell>
          <table:table-cell table:formula="of:=IF(ISNA([.B345]);[.A3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6];[$'pubmed search results'.A$2:$'pubmed search results'.A$999998];0)" office:value-type="string" office:string-value="" calcext:value-type="error">
            <text:p>#N/A</text:p>
          </table:table-cell>
          <table:table-cell table:formula="of:=IF(ISNA([.B346]);[.A3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7];[$'pubmed search results'.A$2:$'pubmed search results'.A$999998];0)" office:value-type="string" office:string-value="" calcext:value-type="error">
            <text:p>#N/A</text:p>
          </table:table-cell>
          <table:table-cell table:formula="of:=IF(ISNA([.B347]);[.A3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8];[$'pubmed search results'.A$2:$'pubmed search results'.A$999998];0)" office:value-type="string" office:string-value="" calcext:value-type="error">
            <text:p>#N/A</text:p>
          </table:table-cell>
          <table:table-cell table:formula="of:=IF(ISNA([.B348]);[.A3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9];[$'pubmed search results'.A$2:$'pubmed search results'.A$999998];0)" office:value-type="string" office:string-value="" calcext:value-type="error">
            <text:p>#N/A</text:p>
          </table:table-cell>
          <table:table-cell table:formula="of:=IF(ISNA([.B349]);[.A3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0];[$'pubmed search results'.A$2:$'pubmed search results'.A$999998];0)" office:value-type="string" office:string-value="" calcext:value-type="error">
            <text:p>#N/A</text:p>
          </table:table-cell>
          <table:table-cell table:formula="of:=IF(ISNA([.B350]);[.A3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1];[$'pubmed search results'.A$2:$'pubmed search results'.A$999998];0)" office:value-type="string" office:string-value="" calcext:value-type="error">
            <text:p>#N/A</text:p>
          </table:table-cell>
          <table:table-cell table:formula="of:=IF(ISNA([.B351]);[.A3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2];[$'pubmed search results'.A$2:$'pubmed search results'.A$999998];0)" office:value-type="string" office:string-value="" calcext:value-type="error">
            <text:p>#N/A</text:p>
          </table:table-cell>
          <table:table-cell table:formula="of:=IF(ISNA([.B352]);[.A3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3];[$'pubmed search results'.A$2:$'pubmed search results'.A$999998];0)" office:value-type="string" office:string-value="" calcext:value-type="error">
            <text:p>#N/A</text:p>
          </table:table-cell>
          <table:table-cell table:formula="of:=IF(ISNA([.B353]);[.A3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4];[$'pubmed search results'.A$2:$'pubmed search results'.A$999998];0)" office:value-type="string" office:string-value="" calcext:value-type="error">
            <text:p>#N/A</text:p>
          </table:table-cell>
          <table:table-cell table:formula="of:=IF(ISNA([.B354]);[.A3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5];[$'pubmed search results'.A$2:$'pubmed search results'.A$999998];0)" office:value-type="string" office:string-value="" calcext:value-type="error">
            <text:p>#N/A</text:p>
          </table:table-cell>
          <table:table-cell table:formula="of:=IF(ISNA([.B355]);[.A3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6];[$'pubmed search results'.A$2:$'pubmed search results'.A$999998];0)" office:value-type="string" office:string-value="" calcext:value-type="error">
            <text:p>#N/A</text:p>
          </table:table-cell>
          <table:table-cell table:formula="of:=IF(ISNA([.B356]);[.A3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7];[$'pubmed search results'.A$2:$'pubmed search results'.A$999998];0)" office:value-type="string" office:string-value="" calcext:value-type="error">
            <text:p>#N/A</text:p>
          </table:table-cell>
          <table:table-cell table:formula="of:=IF(ISNA([.B357]);[.A3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8];[$'pubmed search results'.A$2:$'pubmed search results'.A$999998];0)" office:value-type="string" office:string-value="" calcext:value-type="error">
            <text:p>#N/A</text:p>
          </table:table-cell>
          <table:table-cell table:formula="of:=IF(ISNA([.B358]);[.A3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9];[$'pubmed search results'.A$2:$'pubmed search results'.A$999998];0)" office:value-type="string" office:string-value="" calcext:value-type="error">
            <text:p>#N/A</text:p>
          </table:table-cell>
          <table:table-cell table:formula="of:=IF(ISNA([.B359]);[.A3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0];[$'pubmed search results'.A$2:$'pubmed search results'.A$999998];0)" office:value-type="string" office:string-value="" calcext:value-type="error">
            <text:p>#N/A</text:p>
          </table:table-cell>
          <table:table-cell table:formula="of:=IF(ISNA([.B360]);[.A3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1];[$'pubmed search results'.A$2:$'pubmed search results'.A$999998];0)" office:value-type="string" office:string-value="" calcext:value-type="error">
            <text:p>#N/A</text:p>
          </table:table-cell>
          <table:table-cell table:formula="of:=IF(ISNA([.B361]);[.A3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2];[$'pubmed search results'.A$2:$'pubmed search results'.A$999998];0)" office:value-type="string" office:string-value="" calcext:value-type="error">
            <text:p>#N/A</text:p>
          </table:table-cell>
          <table:table-cell table:formula="of:=IF(ISNA([.B362]);[.A3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3];[$'pubmed search results'.A$2:$'pubmed search results'.A$999998];0)" office:value-type="string" office:string-value="" calcext:value-type="error">
            <text:p>#N/A</text:p>
          </table:table-cell>
          <table:table-cell table:formula="of:=IF(ISNA([.B363]);[.A3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4];[$'pubmed search results'.A$2:$'pubmed search results'.A$999998];0)" office:value-type="string" office:string-value="" calcext:value-type="error">
            <text:p>#N/A</text:p>
          </table:table-cell>
          <table:table-cell table:formula="of:=IF(ISNA([.B364]);[.A3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5];[$'pubmed search results'.A$2:$'pubmed search results'.A$999998];0)" office:value-type="string" office:string-value="" calcext:value-type="error">
            <text:p>#N/A</text:p>
          </table:table-cell>
          <table:table-cell table:formula="of:=IF(ISNA([.B365]);[.A3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6];[$'pubmed search results'.A$2:$'pubmed search results'.A$999998];0)" office:value-type="string" office:string-value="" calcext:value-type="error">
            <text:p>#N/A</text:p>
          </table:table-cell>
          <table:table-cell table:formula="of:=IF(ISNA([.B366]);[.A3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7];[$'pubmed search results'.A$2:$'pubmed search results'.A$999998];0)" office:value-type="string" office:string-value="" calcext:value-type="error">
            <text:p>#N/A</text:p>
          </table:table-cell>
          <table:table-cell table:formula="of:=IF(ISNA([.B367]);[.A3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8];[$'pubmed search results'.A$2:$'pubmed search results'.A$999998];0)" office:value-type="string" office:string-value="" calcext:value-type="error">
            <text:p>#N/A</text:p>
          </table:table-cell>
          <table:table-cell table:formula="of:=IF(ISNA([.B368]);[.A3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9];[$'pubmed search results'.A$2:$'pubmed search results'.A$999998];0)" office:value-type="string" office:string-value="" calcext:value-type="error">
            <text:p>#N/A</text:p>
          </table:table-cell>
          <table:table-cell table:formula="of:=IF(ISNA([.B369]);[.A3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0];[$'pubmed search results'.A$2:$'pubmed search results'.A$999998];0)" office:value-type="string" office:string-value="" calcext:value-type="error">
            <text:p>#N/A</text:p>
          </table:table-cell>
          <table:table-cell table:formula="of:=IF(ISNA([.B370]);[.A3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1];[$'pubmed search results'.A$2:$'pubmed search results'.A$999998];0)" office:value-type="string" office:string-value="" calcext:value-type="error">
            <text:p>#N/A</text:p>
          </table:table-cell>
          <table:table-cell table:formula="of:=IF(ISNA([.B371]);[.A3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2];[$'pubmed search results'.A$2:$'pubmed search results'.A$999998];0)" office:value-type="string" office:string-value="" calcext:value-type="error">
            <text:p>#N/A</text:p>
          </table:table-cell>
          <table:table-cell table:formula="of:=IF(ISNA([.B372]);[.A3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3];[$'pubmed search results'.A$2:$'pubmed search results'.A$999998];0)" office:value-type="string" office:string-value="" calcext:value-type="error">
            <text:p>#N/A</text:p>
          </table:table-cell>
          <table:table-cell table:formula="of:=IF(ISNA([.B373]);[.A3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4];[$'pubmed search results'.A$2:$'pubmed search results'.A$999998];0)" office:value-type="string" office:string-value="" calcext:value-type="error">
            <text:p>#N/A</text:p>
          </table:table-cell>
          <table:table-cell table:formula="of:=IF(ISNA([.B374]);[.A3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5];[$'pubmed search results'.A$2:$'pubmed search results'.A$999998];0)" office:value-type="string" office:string-value="" calcext:value-type="error">
            <text:p>#N/A</text:p>
          </table:table-cell>
          <table:table-cell table:formula="of:=IF(ISNA([.B375]);[.A3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6];[$'pubmed search results'.A$2:$'pubmed search results'.A$999998];0)" office:value-type="string" office:string-value="" calcext:value-type="error">
            <text:p>#N/A</text:p>
          </table:table-cell>
          <table:table-cell table:formula="of:=IF(ISNA([.B376]);[.A3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7];[$'pubmed search results'.A$2:$'pubmed search results'.A$999998];0)" office:value-type="string" office:string-value="" calcext:value-type="error">
            <text:p>#N/A</text:p>
          </table:table-cell>
          <table:table-cell table:formula="of:=IF(ISNA([.B377]);[.A3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8];[$'pubmed search results'.A$2:$'pubmed search results'.A$999998];0)" office:value-type="string" office:string-value="" calcext:value-type="error">
            <text:p>#N/A</text:p>
          </table:table-cell>
          <table:table-cell table:formula="of:=IF(ISNA([.B378]);[.A3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9];[$'pubmed search results'.A$2:$'pubmed search results'.A$999998];0)" office:value-type="string" office:string-value="" calcext:value-type="error">
            <text:p>#N/A</text:p>
          </table:table-cell>
          <table:table-cell table:formula="of:=IF(ISNA([.B379]);[.A3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0];[$'pubmed search results'.A$2:$'pubmed search results'.A$999998];0)" office:value-type="string" office:string-value="" calcext:value-type="error">
            <text:p>#N/A</text:p>
          </table:table-cell>
          <table:table-cell table:formula="of:=IF(ISNA([.B380]);[.A3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1];[$'pubmed search results'.A$2:$'pubmed search results'.A$999998];0)" office:value-type="string" office:string-value="" calcext:value-type="error">
            <text:p>#N/A</text:p>
          </table:table-cell>
          <table:table-cell table:formula="of:=IF(ISNA([.B381]);[.A3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2];[$'pubmed search results'.A$2:$'pubmed search results'.A$999998];0)" office:value-type="string" office:string-value="" calcext:value-type="error">
            <text:p>#N/A</text:p>
          </table:table-cell>
          <table:table-cell table:formula="of:=IF(ISNA([.B382]);[.A3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3];[$'pubmed search results'.A$2:$'pubmed search results'.A$999998];0)" office:value-type="string" office:string-value="" calcext:value-type="error">
            <text:p>#N/A</text:p>
          </table:table-cell>
          <table:table-cell table:formula="of:=IF(ISNA([.B383]);[.A3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4];[$'pubmed search results'.A$2:$'pubmed search results'.A$999998];0)" office:value-type="string" office:string-value="" calcext:value-type="error">
            <text:p>#N/A</text:p>
          </table:table-cell>
          <table:table-cell table:formula="of:=IF(ISNA([.B384]);[.A3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5];[$'pubmed search results'.A$2:$'pubmed search results'.A$999998];0)" office:value-type="string" office:string-value="" calcext:value-type="error">
            <text:p>#N/A</text:p>
          </table:table-cell>
          <table:table-cell table:formula="of:=IF(ISNA([.B385]);[.A3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6];[$'pubmed search results'.A$2:$'pubmed search results'.A$999998];0)" office:value-type="string" office:string-value="" calcext:value-type="error">
            <text:p>#N/A</text:p>
          </table:table-cell>
          <table:table-cell table:formula="of:=IF(ISNA([.B386]);[.A3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7];[$'pubmed search results'.A$2:$'pubmed search results'.A$999998];0)" office:value-type="string" office:string-value="" calcext:value-type="error">
            <text:p>#N/A</text:p>
          </table:table-cell>
          <table:table-cell table:formula="of:=IF(ISNA([.B387]);[.A3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8];[$'pubmed search results'.A$2:$'pubmed search results'.A$999998];0)" office:value-type="string" office:string-value="" calcext:value-type="error">
            <text:p>#N/A</text:p>
          </table:table-cell>
          <table:table-cell table:formula="of:=IF(ISNA([.B388]);[.A3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9];[$'pubmed search results'.A$2:$'pubmed search results'.A$999998];0)" office:value-type="string" office:string-value="" calcext:value-type="error">
            <text:p>#N/A</text:p>
          </table:table-cell>
          <table:table-cell table:formula="of:=IF(ISNA([.B389]);[.A3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0];[$'pubmed search results'.A$2:$'pubmed search results'.A$999998];0)" office:value-type="string" office:string-value="" calcext:value-type="error">
            <text:p>#N/A</text:p>
          </table:table-cell>
          <table:table-cell table:formula="of:=IF(ISNA([.B390]);[.A3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1];[$'pubmed search results'.A$2:$'pubmed search results'.A$999998];0)" office:value-type="string" office:string-value="" calcext:value-type="error">
            <text:p>#N/A</text:p>
          </table:table-cell>
          <table:table-cell table:formula="of:=IF(ISNA([.B391]);[.A3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2];[$'pubmed search results'.A$2:$'pubmed search results'.A$999998];0)" office:value-type="string" office:string-value="" calcext:value-type="error">
            <text:p>#N/A</text:p>
          </table:table-cell>
          <table:table-cell table:formula="of:=IF(ISNA([.B392]);[.A3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3];[$'pubmed search results'.A$2:$'pubmed search results'.A$999998];0)" office:value-type="string" office:string-value="" calcext:value-type="error">
            <text:p>#N/A</text:p>
          </table:table-cell>
          <table:table-cell table:formula="of:=IF(ISNA([.B393]);[.A3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4];[$'pubmed search results'.A$2:$'pubmed search results'.A$999998];0)" office:value-type="string" office:string-value="" calcext:value-type="error">
            <text:p>#N/A</text:p>
          </table:table-cell>
          <table:table-cell table:formula="of:=IF(ISNA([.B394]);[.A3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5];[$'pubmed search results'.A$2:$'pubmed search results'.A$999998];0)" office:value-type="string" office:string-value="" calcext:value-type="error">
            <text:p>#N/A</text:p>
          </table:table-cell>
          <table:table-cell table:formula="of:=IF(ISNA([.B395]);[.A3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6];[$'pubmed search results'.A$2:$'pubmed search results'.A$999998];0)" office:value-type="string" office:string-value="" calcext:value-type="error">
            <text:p>#N/A</text:p>
          </table:table-cell>
          <table:table-cell table:formula="of:=IF(ISNA([.B396]);[.A3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7];[$'pubmed search results'.A$2:$'pubmed search results'.A$999998];0)" office:value-type="string" office:string-value="" calcext:value-type="error">
            <text:p>#N/A</text:p>
          </table:table-cell>
          <table:table-cell table:formula="of:=IF(ISNA([.B397]);[.A3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8];[$'pubmed search results'.A$2:$'pubmed search results'.A$999998];0)" office:value-type="string" office:string-value="" calcext:value-type="error">
            <text:p>#N/A</text:p>
          </table:table-cell>
          <table:table-cell table:formula="of:=IF(ISNA([.B398]);[.A3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9];[$'pubmed search results'.A$2:$'pubmed search results'.A$999998];0)" office:value-type="string" office:string-value="" calcext:value-type="error">
            <text:p>#N/A</text:p>
          </table:table-cell>
          <table:table-cell table:formula="of:=IF(ISNA([.B399]);[.A3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0];[$'pubmed search results'.A$2:$'pubmed search results'.A$999998];0)" office:value-type="string" office:string-value="" calcext:value-type="error">
            <text:p>#N/A</text:p>
          </table:table-cell>
          <table:table-cell table:formula="of:=IF(ISNA([.B400]);[.A4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1];[$'pubmed search results'.A$2:$'pubmed search results'.A$999998];0)" office:value-type="string" office:string-value="" calcext:value-type="error">
            <text:p>#N/A</text:p>
          </table:table-cell>
          <table:table-cell table:formula="of:=IF(ISNA([.B401]);[.A4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2];[$'pubmed search results'.A$2:$'pubmed search results'.A$999998];0)" office:value-type="string" office:string-value="" calcext:value-type="error">
            <text:p>#N/A</text:p>
          </table:table-cell>
          <table:table-cell table:formula="of:=IF(ISNA([.B402]);[.A4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3];[$'pubmed search results'.A$2:$'pubmed search results'.A$999998];0)" office:value-type="string" office:string-value="" calcext:value-type="error">
            <text:p>#N/A</text:p>
          </table:table-cell>
          <table:table-cell table:formula="of:=IF(ISNA([.B403]);[.A4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4];[$'pubmed search results'.A$2:$'pubmed search results'.A$999998];0)" office:value-type="string" office:string-value="" calcext:value-type="error">
            <text:p>#N/A</text:p>
          </table:table-cell>
          <table:table-cell table:formula="of:=IF(ISNA([.B404]);[.A4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5];[$'pubmed search results'.A$2:$'pubmed search results'.A$999998];0)" office:value-type="string" office:string-value="" calcext:value-type="error">
            <text:p>#N/A</text:p>
          </table:table-cell>
          <table:table-cell table:formula="of:=IF(ISNA([.B405]);[.A4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6];[$'pubmed search results'.A$2:$'pubmed search results'.A$999998];0)" office:value-type="string" office:string-value="" calcext:value-type="error">
            <text:p>#N/A</text:p>
          </table:table-cell>
          <table:table-cell table:formula="of:=IF(ISNA([.B406]);[.A4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7];[$'pubmed search results'.A$2:$'pubmed search results'.A$999998];0)" office:value-type="string" office:string-value="" calcext:value-type="error">
            <text:p>#N/A</text:p>
          </table:table-cell>
          <table:table-cell table:formula="of:=IF(ISNA([.B407]);[.A4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8];[$'pubmed search results'.A$2:$'pubmed search results'.A$999998];0)" office:value-type="string" office:string-value="" calcext:value-type="error">
            <text:p>#N/A</text:p>
          </table:table-cell>
          <table:table-cell table:formula="of:=IF(ISNA([.B408]);[.A4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9];[$'pubmed search results'.A$2:$'pubmed search results'.A$999998];0)" office:value-type="string" office:string-value="" calcext:value-type="error">
            <text:p>#N/A</text:p>
          </table:table-cell>
          <table:table-cell table:formula="of:=IF(ISNA([.B409]);[.A4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0];[$'pubmed search results'.A$2:$'pubmed search results'.A$999998];0)" office:value-type="string" office:string-value="" calcext:value-type="error">
            <text:p>#N/A</text:p>
          </table:table-cell>
          <table:table-cell table:formula="of:=IF(ISNA([.B410]);[.A4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1];[$'pubmed search results'.A$2:$'pubmed search results'.A$999998];0)" office:value-type="string" office:string-value="" calcext:value-type="error">
            <text:p>#N/A</text:p>
          </table:table-cell>
          <table:table-cell table:formula="of:=IF(ISNA([.B411]);[.A4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2];[$'pubmed search results'.A$2:$'pubmed search results'.A$999998];0)" office:value-type="string" office:string-value="" calcext:value-type="error">
            <text:p>#N/A</text:p>
          </table:table-cell>
          <table:table-cell table:formula="of:=IF(ISNA([.B412]);[.A4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3];[$'pubmed search results'.A$2:$'pubmed search results'.A$999998];0)" office:value-type="string" office:string-value="" calcext:value-type="error">
            <text:p>#N/A</text:p>
          </table:table-cell>
          <table:table-cell table:formula="of:=IF(ISNA([.B413]);[.A4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4];[$'pubmed search results'.A$2:$'pubmed search results'.A$999998];0)" office:value-type="string" office:string-value="" calcext:value-type="error">
            <text:p>#N/A</text:p>
          </table:table-cell>
          <table:table-cell table:formula="of:=IF(ISNA([.B414]);[.A4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5];[$'pubmed search results'.A$2:$'pubmed search results'.A$999998];0)" office:value-type="string" office:string-value="" calcext:value-type="error">
            <text:p>#N/A</text:p>
          </table:table-cell>
          <table:table-cell table:formula="of:=IF(ISNA([.B415]);[.A4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6];[$'pubmed search results'.A$2:$'pubmed search results'.A$999998];0)" office:value-type="string" office:string-value="" calcext:value-type="error">
            <text:p>#N/A</text:p>
          </table:table-cell>
          <table:table-cell table:formula="of:=IF(ISNA([.B416]);[.A4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7];[$'pubmed search results'.A$2:$'pubmed search results'.A$999998];0)" office:value-type="string" office:string-value="" calcext:value-type="error">
            <text:p>#N/A</text:p>
          </table:table-cell>
          <table:table-cell table:formula="of:=IF(ISNA([.B417]);[.A4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8];[$'pubmed search results'.A$2:$'pubmed search results'.A$999998];0)" office:value-type="string" office:string-value="" calcext:value-type="error">
            <text:p>#N/A</text:p>
          </table:table-cell>
          <table:table-cell table:formula="of:=IF(ISNA([.B418]);[.A4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9];[$'pubmed search results'.A$2:$'pubmed search results'.A$999998];0)" office:value-type="string" office:string-value="" calcext:value-type="error">
            <text:p>#N/A</text:p>
          </table:table-cell>
          <table:table-cell table:formula="of:=IF(ISNA([.B419]);[.A4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0];[$'pubmed search results'.A$2:$'pubmed search results'.A$999998];0)" office:value-type="string" office:string-value="" calcext:value-type="error">
            <text:p>#N/A</text:p>
          </table:table-cell>
          <table:table-cell table:formula="of:=IF(ISNA([.B420]);[.A4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1];[$'pubmed search results'.A$2:$'pubmed search results'.A$999998];0)" office:value-type="string" office:string-value="" calcext:value-type="error">
            <text:p>#N/A</text:p>
          </table:table-cell>
          <table:table-cell table:formula="of:=IF(ISNA([.B421]);[.A4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2];[$'pubmed search results'.A$2:$'pubmed search results'.A$999998];0)" office:value-type="string" office:string-value="" calcext:value-type="error">
            <text:p>#N/A</text:p>
          </table:table-cell>
          <table:table-cell table:formula="of:=IF(ISNA([.B422]);[.A4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3];[$'pubmed search results'.A$2:$'pubmed search results'.A$999998];0)" office:value-type="string" office:string-value="" calcext:value-type="error">
            <text:p>#N/A</text:p>
          </table:table-cell>
          <table:table-cell table:formula="of:=IF(ISNA([.B423]);[.A4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4];[$'pubmed search results'.A$2:$'pubmed search results'.A$999998];0)" office:value-type="string" office:string-value="" calcext:value-type="error">
            <text:p>#N/A</text:p>
          </table:table-cell>
          <table:table-cell table:formula="of:=IF(ISNA([.B424]);[.A4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5];[$'pubmed search results'.A$2:$'pubmed search results'.A$999998];0)" office:value-type="string" office:string-value="" calcext:value-type="error">
            <text:p>#N/A</text:p>
          </table:table-cell>
          <table:table-cell table:formula="of:=IF(ISNA([.B425]);[.A4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6];[$'pubmed search results'.A$2:$'pubmed search results'.A$999998];0)" office:value-type="string" office:string-value="" calcext:value-type="error">
            <text:p>#N/A</text:p>
          </table:table-cell>
          <table:table-cell table:formula="of:=IF(ISNA([.B426]);[.A4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7];[$'pubmed search results'.A$2:$'pubmed search results'.A$999998];0)" office:value-type="string" office:string-value="" calcext:value-type="error">
            <text:p>#N/A</text:p>
          </table:table-cell>
          <table:table-cell table:formula="of:=IF(ISNA([.B427]);[.A4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8];[$'pubmed search results'.A$2:$'pubmed search results'.A$999998];0)" office:value-type="string" office:string-value="" calcext:value-type="error">
            <text:p>#N/A</text:p>
          </table:table-cell>
          <table:table-cell table:formula="of:=IF(ISNA([.B428]);[.A4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9];[$'pubmed search results'.A$2:$'pubmed search results'.A$999998];0)" office:value-type="string" office:string-value="" calcext:value-type="error">
            <text:p>#N/A</text:p>
          </table:table-cell>
          <table:table-cell table:formula="of:=IF(ISNA([.B429]);[.A4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0];[$'pubmed search results'.A$2:$'pubmed search results'.A$999998];0)" office:value-type="string" office:string-value="" calcext:value-type="error">
            <text:p>#N/A</text:p>
          </table:table-cell>
          <table:table-cell table:formula="of:=IF(ISNA([.B430]);[.A4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1];[$'pubmed search results'.A$2:$'pubmed search results'.A$999998];0)" office:value-type="string" office:string-value="" calcext:value-type="error">
            <text:p>#N/A</text:p>
          </table:table-cell>
          <table:table-cell table:formula="of:=IF(ISNA([.B431]);[.A4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2];[$'pubmed search results'.A$2:$'pubmed search results'.A$999998];0)" office:value-type="string" office:string-value="" calcext:value-type="error">
            <text:p>#N/A</text:p>
          </table:table-cell>
          <table:table-cell table:formula="of:=IF(ISNA([.B432]);[.A4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3];[$'pubmed search results'.A$2:$'pubmed search results'.A$999998];0)" office:value-type="string" office:string-value="" calcext:value-type="error">
            <text:p>#N/A</text:p>
          </table:table-cell>
          <table:table-cell table:formula="of:=IF(ISNA([.B433]);[.A4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4];[$'pubmed search results'.A$2:$'pubmed search results'.A$999998];0)" office:value-type="string" office:string-value="" calcext:value-type="error">
            <text:p>#N/A</text:p>
          </table:table-cell>
          <table:table-cell table:formula="of:=IF(ISNA([.B434]);[.A4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5];[$'pubmed search results'.A$2:$'pubmed search results'.A$999998];0)" office:value-type="string" office:string-value="" calcext:value-type="error">
            <text:p>#N/A</text:p>
          </table:table-cell>
          <table:table-cell table:formula="of:=IF(ISNA([.B435]);[.A4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6];[$'pubmed search results'.A$2:$'pubmed search results'.A$999998];0)" office:value-type="string" office:string-value="" calcext:value-type="error">
            <text:p>#N/A</text:p>
          </table:table-cell>
          <table:table-cell table:formula="of:=IF(ISNA([.B436]);[.A4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7];[$'pubmed search results'.A$2:$'pubmed search results'.A$999998];0)" office:value-type="string" office:string-value="" calcext:value-type="error">
            <text:p>#N/A</text:p>
          </table:table-cell>
          <table:table-cell table:formula="of:=IF(ISNA([.B437]);[.A4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8];[$'pubmed search results'.A$2:$'pubmed search results'.A$999998];0)" office:value-type="string" office:string-value="" calcext:value-type="error">
            <text:p>#N/A</text:p>
          </table:table-cell>
          <table:table-cell table:formula="of:=IF(ISNA([.B438]);[.A4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9];[$'pubmed search results'.A$2:$'pubmed search results'.A$999998];0)" office:value-type="string" office:string-value="" calcext:value-type="error">
            <text:p>#N/A</text:p>
          </table:table-cell>
          <table:table-cell table:formula="of:=IF(ISNA([.B439]);[.A4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0];[$'pubmed search results'.A$2:$'pubmed search results'.A$999998];0)" office:value-type="string" office:string-value="" calcext:value-type="error">
            <text:p>#N/A</text:p>
          </table:table-cell>
          <table:table-cell table:formula="of:=IF(ISNA([.B440]);[.A4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1];[$'pubmed search results'.A$2:$'pubmed search results'.A$999998];0)" office:value-type="string" office:string-value="" calcext:value-type="error">
            <text:p>#N/A</text:p>
          </table:table-cell>
          <table:table-cell table:formula="of:=IF(ISNA([.B441]);[.A4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2];[$'pubmed search results'.A$2:$'pubmed search results'.A$999998];0)" office:value-type="string" office:string-value="" calcext:value-type="error">
            <text:p>#N/A</text:p>
          </table:table-cell>
          <table:table-cell table:formula="of:=IF(ISNA([.B442]);[.A4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3];[$'pubmed search results'.A$2:$'pubmed search results'.A$999998];0)" office:value-type="string" office:string-value="" calcext:value-type="error">
            <text:p>#N/A</text:p>
          </table:table-cell>
          <table:table-cell table:formula="of:=IF(ISNA([.B443]);[.A4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4];[$'pubmed search results'.A$2:$'pubmed search results'.A$999998];0)" office:value-type="string" office:string-value="" calcext:value-type="error">
            <text:p>#N/A</text:p>
          </table:table-cell>
          <table:table-cell table:formula="of:=IF(ISNA([.B444]);[.A4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5];[$'pubmed search results'.A$2:$'pubmed search results'.A$999998];0)" office:value-type="string" office:string-value="" calcext:value-type="error">
            <text:p>#N/A</text:p>
          </table:table-cell>
          <table:table-cell table:formula="of:=IF(ISNA([.B445]);[.A4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6];[$'pubmed search results'.A$2:$'pubmed search results'.A$999998];0)" office:value-type="string" office:string-value="" calcext:value-type="error">
            <text:p>#N/A</text:p>
          </table:table-cell>
          <table:table-cell table:formula="of:=IF(ISNA([.B446]);[.A4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7];[$'pubmed search results'.A$2:$'pubmed search results'.A$999998];0)" office:value-type="string" office:string-value="" calcext:value-type="error">
            <text:p>#N/A</text:p>
          </table:table-cell>
          <table:table-cell table:formula="of:=IF(ISNA([.B447]);[.A4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8];[$'pubmed search results'.A$2:$'pubmed search results'.A$999998];0)" office:value-type="string" office:string-value="" calcext:value-type="error">
            <text:p>#N/A</text:p>
          </table:table-cell>
          <table:table-cell table:formula="of:=IF(ISNA([.B448]);[.A4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9];[$'pubmed search results'.A$2:$'pubmed search results'.A$999998];0)" office:value-type="string" office:string-value="" calcext:value-type="error">
            <text:p>#N/A</text:p>
          </table:table-cell>
          <table:table-cell table:formula="of:=IF(ISNA([.B449]);[.A4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0];[$'pubmed search results'.A$2:$'pubmed search results'.A$999998];0)" office:value-type="string" office:string-value="" calcext:value-type="error">
            <text:p>#N/A</text:p>
          </table:table-cell>
          <table:table-cell table:formula="of:=IF(ISNA([.B450]);[.A4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1];[$'pubmed search results'.A$2:$'pubmed search results'.A$999998];0)" office:value-type="string" office:string-value="" calcext:value-type="error">
            <text:p>#N/A</text:p>
          </table:table-cell>
          <table:table-cell table:formula="of:=IF(ISNA([.B451]);[.A4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2];[$'pubmed search results'.A$2:$'pubmed search results'.A$999998];0)" office:value-type="string" office:string-value="" calcext:value-type="error">
            <text:p>#N/A</text:p>
          </table:table-cell>
          <table:table-cell table:formula="of:=IF(ISNA([.B452]);[.A4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3];[$'pubmed search results'.A$2:$'pubmed search results'.A$999998];0)" office:value-type="string" office:string-value="" calcext:value-type="error">
            <text:p>#N/A</text:p>
          </table:table-cell>
          <table:table-cell table:formula="of:=IF(ISNA([.B453]);[.A4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4];[$'pubmed search results'.A$2:$'pubmed search results'.A$999998];0)" office:value-type="string" office:string-value="" calcext:value-type="error">
            <text:p>#N/A</text:p>
          </table:table-cell>
          <table:table-cell table:formula="of:=IF(ISNA([.B454]);[.A4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5];[$'pubmed search results'.A$2:$'pubmed search results'.A$999998];0)" office:value-type="string" office:string-value="" calcext:value-type="error">
            <text:p>#N/A</text:p>
          </table:table-cell>
          <table:table-cell table:formula="of:=IF(ISNA([.B455]);[.A4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6];[$'pubmed search results'.A$2:$'pubmed search results'.A$999998];0)" office:value-type="string" office:string-value="" calcext:value-type="error">
            <text:p>#N/A</text:p>
          </table:table-cell>
          <table:table-cell table:formula="of:=IF(ISNA([.B456]);[.A4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7];[$'pubmed search results'.A$2:$'pubmed search results'.A$999998];0)" office:value-type="string" office:string-value="" calcext:value-type="error">
            <text:p>#N/A</text:p>
          </table:table-cell>
          <table:table-cell table:formula="of:=IF(ISNA([.B457]);[.A4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8];[$'pubmed search results'.A$2:$'pubmed search results'.A$999998];0)" office:value-type="string" office:string-value="" calcext:value-type="error">
            <text:p>#N/A</text:p>
          </table:table-cell>
          <table:table-cell table:formula="of:=IF(ISNA([.B458]);[.A4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9];[$'pubmed search results'.A$2:$'pubmed search results'.A$999998];0)" office:value-type="string" office:string-value="" calcext:value-type="error">
            <text:p>#N/A</text:p>
          </table:table-cell>
          <table:table-cell table:formula="of:=IF(ISNA([.B459]);[.A4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0];[$'pubmed search results'.A$2:$'pubmed search results'.A$999998];0)" office:value-type="string" office:string-value="" calcext:value-type="error">
            <text:p>#N/A</text:p>
          </table:table-cell>
          <table:table-cell table:formula="of:=IF(ISNA([.B460]);[.A4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1];[$'pubmed search results'.A$2:$'pubmed search results'.A$999998];0)" office:value-type="string" office:string-value="" calcext:value-type="error">
            <text:p>#N/A</text:p>
          </table:table-cell>
          <table:table-cell table:formula="of:=IF(ISNA([.B461]);[.A4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2];[$'pubmed search results'.A$2:$'pubmed search results'.A$999998];0)" office:value-type="string" office:string-value="" calcext:value-type="error">
            <text:p>#N/A</text:p>
          </table:table-cell>
          <table:table-cell table:formula="of:=IF(ISNA([.B462]);[.A4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3];[$'pubmed search results'.A$2:$'pubmed search results'.A$999998];0)" office:value-type="string" office:string-value="" calcext:value-type="error">
            <text:p>#N/A</text:p>
          </table:table-cell>
          <table:table-cell table:formula="of:=IF(ISNA([.B463]);[.A4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4];[$'pubmed search results'.A$2:$'pubmed search results'.A$999998];0)" office:value-type="string" office:string-value="" calcext:value-type="error">
            <text:p>#N/A</text:p>
          </table:table-cell>
          <table:table-cell table:formula="of:=IF(ISNA([.B464]);[.A4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5];[$'pubmed search results'.A$2:$'pubmed search results'.A$999998];0)" office:value-type="string" office:string-value="" calcext:value-type="error">
            <text:p>#N/A</text:p>
          </table:table-cell>
          <table:table-cell table:formula="of:=IF(ISNA([.B465]);[.A4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6];[$'pubmed search results'.A$2:$'pubmed search results'.A$999998];0)" office:value-type="string" office:string-value="" calcext:value-type="error">
            <text:p>#N/A</text:p>
          </table:table-cell>
          <table:table-cell table:formula="of:=IF(ISNA([.B466]);[.A4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7];[$'pubmed search results'.A$2:$'pubmed search results'.A$999998];0)" office:value-type="string" office:string-value="" calcext:value-type="error">
            <text:p>#N/A</text:p>
          </table:table-cell>
          <table:table-cell table:formula="of:=IF(ISNA([.B467]);[.A4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8];[$'pubmed search results'.A$2:$'pubmed search results'.A$999998];0)" office:value-type="string" office:string-value="" calcext:value-type="error">
            <text:p>#N/A</text:p>
          </table:table-cell>
          <table:table-cell table:formula="of:=IF(ISNA([.B468]);[.A4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9];[$'pubmed search results'.A$2:$'pubmed search results'.A$999998];0)" office:value-type="string" office:string-value="" calcext:value-type="error">
            <text:p>#N/A</text:p>
          </table:table-cell>
          <table:table-cell table:formula="of:=IF(ISNA([.B469]);[.A4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0];[$'pubmed search results'.A$2:$'pubmed search results'.A$999998];0)" office:value-type="string" office:string-value="" calcext:value-type="error">
            <text:p>#N/A</text:p>
          </table:table-cell>
          <table:table-cell table:formula="of:=IF(ISNA([.B470]);[.A4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1];[$'pubmed search results'.A$2:$'pubmed search results'.A$999998];0)" office:value-type="string" office:string-value="" calcext:value-type="error">
            <text:p>#N/A</text:p>
          </table:table-cell>
          <table:table-cell table:formula="of:=IF(ISNA([.B471]);[.A4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2];[$'pubmed search results'.A$2:$'pubmed search results'.A$999998];0)" office:value-type="string" office:string-value="" calcext:value-type="error">
            <text:p>#N/A</text:p>
          </table:table-cell>
          <table:table-cell table:formula="of:=IF(ISNA([.B472]);[.A4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3];[$'pubmed search results'.A$2:$'pubmed search results'.A$999998];0)" office:value-type="string" office:string-value="" calcext:value-type="error">
            <text:p>#N/A</text:p>
          </table:table-cell>
          <table:table-cell table:formula="of:=IF(ISNA([.B473]);[.A4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4];[$'pubmed search results'.A$2:$'pubmed search results'.A$999998];0)" office:value-type="string" office:string-value="" calcext:value-type="error">
            <text:p>#N/A</text:p>
          </table:table-cell>
          <table:table-cell table:formula="of:=IF(ISNA([.B474]);[.A4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5];[$'pubmed search results'.A$2:$'pubmed search results'.A$999998];0)" office:value-type="string" office:string-value="" calcext:value-type="error">
            <text:p>#N/A</text:p>
          </table:table-cell>
          <table:table-cell table:formula="of:=IF(ISNA([.B475]);[.A4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6];[$'pubmed search results'.A$2:$'pubmed search results'.A$999998];0)" office:value-type="string" office:string-value="" calcext:value-type="error">
            <text:p>#N/A</text:p>
          </table:table-cell>
          <table:table-cell table:formula="of:=IF(ISNA([.B476]);[.A4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7];[$'pubmed search results'.A$2:$'pubmed search results'.A$999998];0)" office:value-type="string" office:string-value="" calcext:value-type="error">
            <text:p>#N/A</text:p>
          </table:table-cell>
          <table:table-cell table:formula="of:=IF(ISNA([.B477]);[.A4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8];[$'pubmed search results'.A$2:$'pubmed search results'.A$999998];0)" office:value-type="string" office:string-value="" calcext:value-type="error">
            <text:p>#N/A</text:p>
          </table:table-cell>
          <table:table-cell table:formula="of:=IF(ISNA([.B478]);[.A4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9];[$'pubmed search results'.A$2:$'pubmed search results'.A$999998];0)" office:value-type="string" office:string-value="" calcext:value-type="error">
            <text:p>#N/A</text:p>
          </table:table-cell>
          <table:table-cell table:formula="of:=IF(ISNA([.B479]);[.A4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0];[$'pubmed search results'.A$2:$'pubmed search results'.A$999998];0)" office:value-type="string" office:string-value="" calcext:value-type="error">
            <text:p>#N/A</text:p>
          </table:table-cell>
          <table:table-cell table:formula="of:=IF(ISNA([.B480]);[.A4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1];[$'pubmed search results'.A$2:$'pubmed search results'.A$999998];0)" office:value-type="string" office:string-value="" calcext:value-type="error">
            <text:p>#N/A</text:p>
          </table:table-cell>
          <table:table-cell table:formula="of:=IF(ISNA([.B481]);[.A4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2];[$'pubmed search results'.A$2:$'pubmed search results'.A$999998];0)" office:value-type="string" office:string-value="" calcext:value-type="error">
            <text:p>#N/A</text:p>
          </table:table-cell>
          <table:table-cell table:formula="of:=IF(ISNA([.B482]);[.A4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3];[$'pubmed search results'.A$2:$'pubmed search results'.A$999998];0)" office:value-type="string" office:string-value="" calcext:value-type="error">
            <text:p>#N/A</text:p>
          </table:table-cell>
          <table:table-cell table:formula="of:=IF(ISNA([.B483]);[.A4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4];[$'pubmed search results'.A$2:$'pubmed search results'.A$999998];0)" office:value-type="string" office:string-value="" calcext:value-type="error">
            <text:p>#N/A</text:p>
          </table:table-cell>
          <table:table-cell table:formula="of:=IF(ISNA([.B484]);[.A4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5];[$'pubmed search results'.A$2:$'pubmed search results'.A$999998];0)" office:value-type="string" office:string-value="" calcext:value-type="error">
            <text:p>#N/A</text:p>
          </table:table-cell>
          <table:table-cell table:formula="of:=IF(ISNA([.B485]);[.A4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6];[$'pubmed search results'.A$2:$'pubmed search results'.A$999998];0)" office:value-type="string" office:string-value="" calcext:value-type="error">
            <text:p>#N/A</text:p>
          </table:table-cell>
          <table:table-cell table:formula="of:=IF(ISNA([.B486]);[.A4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7];[$'pubmed search results'.A$2:$'pubmed search results'.A$999998];0)" office:value-type="string" office:string-value="" calcext:value-type="error">
            <text:p>#N/A</text:p>
          </table:table-cell>
          <table:table-cell table:formula="of:=IF(ISNA([.B487]);[.A4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8];[$'pubmed search results'.A$2:$'pubmed search results'.A$999998];0)" office:value-type="string" office:string-value="" calcext:value-type="error">
            <text:p>#N/A</text:p>
          </table:table-cell>
          <table:table-cell table:formula="of:=IF(ISNA([.B488]);[.A4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9];[$'pubmed search results'.A$2:$'pubmed search results'.A$999998];0)" office:value-type="string" office:string-value="" calcext:value-type="error">
            <text:p>#N/A</text:p>
          </table:table-cell>
          <table:table-cell table:formula="of:=IF(ISNA([.B489]);[.A4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0];[$'pubmed search results'.A$2:$'pubmed search results'.A$999998];0)" office:value-type="string" office:string-value="" calcext:value-type="error">
            <text:p>#N/A</text:p>
          </table:table-cell>
          <table:table-cell table:formula="of:=IF(ISNA([.B490]);[.A4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1];[$'pubmed search results'.A$2:$'pubmed search results'.A$999998];0)" office:value-type="string" office:string-value="" calcext:value-type="error">
            <text:p>#N/A</text:p>
          </table:table-cell>
          <table:table-cell table:formula="of:=IF(ISNA([.B491]);[.A4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2];[$'pubmed search results'.A$2:$'pubmed search results'.A$999998];0)" office:value-type="string" office:string-value="" calcext:value-type="error">
            <text:p>#N/A</text:p>
          </table:table-cell>
          <table:table-cell table:formula="of:=IF(ISNA([.B492]);[.A4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3];[$'pubmed search results'.A$2:$'pubmed search results'.A$999998];0)" office:value-type="string" office:string-value="" calcext:value-type="error">
            <text:p>#N/A</text:p>
          </table:table-cell>
          <table:table-cell table:formula="of:=IF(ISNA([.B493]);[.A4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4];[$'pubmed search results'.A$2:$'pubmed search results'.A$999998];0)" office:value-type="string" office:string-value="" calcext:value-type="error">
            <text:p>#N/A</text:p>
          </table:table-cell>
          <table:table-cell table:formula="of:=IF(ISNA([.B494]);[.A4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5];[$'pubmed search results'.A$2:$'pubmed search results'.A$999998];0)" office:value-type="string" office:string-value="" calcext:value-type="error">
            <text:p>#N/A</text:p>
          </table:table-cell>
          <table:table-cell table:formula="of:=IF(ISNA([.B495]);[.A4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6];[$'pubmed search results'.A$2:$'pubmed search results'.A$999998];0)" office:value-type="string" office:string-value="" calcext:value-type="error">
            <text:p>#N/A</text:p>
          </table:table-cell>
          <table:table-cell table:formula="of:=IF(ISNA([.B496]);[.A4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7];[$'pubmed search results'.A$2:$'pubmed search results'.A$999998];0)" office:value-type="string" office:string-value="" calcext:value-type="error">
            <text:p>#N/A</text:p>
          </table:table-cell>
          <table:table-cell table:formula="of:=IF(ISNA([.B497]);[.A4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8];[$'pubmed search results'.A$2:$'pubmed search results'.A$999998];0)" office:value-type="string" office:string-value="" calcext:value-type="error">
            <text:p>#N/A</text:p>
          </table:table-cell>
          <table:table-cell table:formula="of:=IF(ISNA([.B498]);[.A4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9];[$'pubmed search results'.A$2:$'pubmed search results'.A$999998];0)" office:value-type="string" office:string-value="" calcext:value-type="error">
            <text:p>#N/A</text:p>
          </table:table-cell>
          <table:table-cell table:formula="of:=IF(ISNA([.B499]);[.A4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0];[$'pubmed search results'.A$2:$'pubmed search results'.A$999998];0)" office:value-type="string" office:string-value="" calcext:value-type="error">
            <text:p>#N/A</text:p>
          </table:table-cell>
          <table:table-cell table:formula="of:=IF(ISNA([.B500]);[.A500];&quot;&quot;)"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pubmed search results'.B57:'pubmed search results'.B236" table:contains-header="false" table:orientation="column"/>
        <table:database-range table:name="__Anonymous_Sheet_DB__1" table:target-range-address="'check whether already present'.E3:'check whether already present'.E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07:31:10.242124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30T07:33:59.258669283</dc:date>
    <meta:editing-duration>P2DT10H57M8S</meta:editing-duration>
    <meta:editing-cycles>75</meta:editing-cycles>
    <meta:generator>LibreOffice/6.2.4.1$MacOSX_X86_64 LibreOffice_project/170a9c04e0ad25cd937fc7a913bb06bf8c75c11d</meta:generator>
    <meta:document-statistic meta:table-count="2" meta:cell-count="1924" meta:object-count="0"/>
  </office:meta>
</office:document-meta>
</file>